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465in" svg:height="4.724in" svg:x="0.6626in" svg:y="1.3374in">
            <draw:object draw:notify-on-update-of-ranges="Sheet1.B1:Sheet1.H1 Sheet1.A2:Sheet1.A2 Sheet1.B2:Sheet1.H2 Sheet1.A3:Sheet1.A3 Sheet1.B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57916" calcext:value-type="float">
            <text:p>0.057916</text:p>
          </table:table-cell>
          <table:table-cell office:value-type="float" office:value="0.0544342" calcext:value-type="float">
            <text:p>5.44E-02</text:p>
          </table:table-cell>
          <table:table-cell office:value-type="float" office:value="0.18524" calcext:value-type="float">
            <text:p>0.18524</text:p>
          </table:table-cell>
          <table:table-cell office:value-type="float" office:value="0.190085" calcext:value-type="float">
            <text:p>0.190085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0.048029" calcext:value-type="float">
            <text:p>0.048029</text:p>
          </table:table-cell>
          <table:table-cell office:value-type="float" office:value="0.0453861" calcext:value-type="float">
            <text:p>4.54E-02</text:p>
          </table:table-cell>
          <table:table-cell office:value-type="float" office:value="0.061663" calcext:value-type="float">
            <text:p>0.061663</text:p>
          </table:table-cell>
          <table:table-cell office:value-type="float" office:value="0.265433" calcext:value-type="float">
            <text:p>0.265433</text:p>
          </table:table-cell>
          <table:table-cell office:value-type="float" office:value="0.190977" calcext:value-type="float">
            <text:p>0.190977</text:p>
          </table:table-cell>
          <table:table-cell office:value-type="float" office:value="0.150999" calcext:value-type="float">
            <text:p>0.150999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number-columns-repeated="2" office:value-type="float" office:value="0.000009" calcext:value-type="float">
            <text:p>0.000009</text:p>
          </table:table-cell>
          <table:table-cell office:value-type="float" office:value="0.00000785" calcext:value-type="float">
            <text:p>7.85E-0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09982815" calcext:value-type="float">
            <text:p>9.98E-02</text:p>
          </table:table-cell>
          <table:table-cell office:value-type="float" office:value="0.246995" calcext:value-type="float">
            <text:p>0.246995</text:p>
          </table:table-cell>
          <table:table-cell office:value-type="float" office:value="0.455602" calcext:value-type="float">
            <text:p>0.455602</text:p>
          </table:table-cell>
          <table:table-cell office:value-type="float" office:value="0.214922" calcext:value-type="float">
            <text:p>0.214922</text:p>
          </table:table-cell>
          <table:table-cell office:value-type="float" office:value="0.174554" calcext:value-type="float">
            <text:p>0.174554</text:p>
          </table:table-cell>
        </table:table-row>
      </table:table>
      <table:table table:name="Sheet2" table:style-name="ta1">
        <table:shapes>
          <draw:frame draw:z-index="0" draw:style-name="gr1" draw:text-style-name="P1" svg:width="10.3398in" svg:height="6.8992in" svg:x="1.8618in" svg:y="7.3736in">
            <draw:object draw:notify-on-update-of-ranges="Sheet2.A2:Sheet2.A21 Sheet2.B1:Sheet2.B1 Sheet2.B2:Sheet2.B21 Sheet2.A2:Sheet2.A21 Sheet2.C1:Sheet2.C1 Sheet2.C2:Sheet2.C21 Sheet2.A2:Sheet2.A21 Sheet2.D1:Sheet2.D1 Sheet2.D2:Sheet2.D21 Sheet2.A2:Sheet2.A21 Sheet2.E1:Sheet2.E1 Sheet2.E2:Sheet2.E21 Sheet2.A2:Sheet2.A21 Sheet2.F1:Sheet2.F1 Sheet2.F2:Sheet2.F21 Sheet2.A2:Sheet2.A21 Sheet2.G1:Sheet2.G1 Sheet2.G2:Sheet2.G21 Sheet2.A2:Sheet2.A21 Sheet2.H1:Sheet2.H1 Sheet2.H2:Sheet2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889in" svg:y="7.9492in">
            <draw:object draw:notify-on-update-of-ranges="Sheet2.J1:Sheet2.J1 Sheet2.J2:Sheet2.J20 Sheet2.L1:Sheet2.L1 Sheet2.L2:Sheet2.L20 Sheet2.L22:Sheet2.L40 Sheet2.L22:Sheet2.L40 Sheet2.J1:Sheet2.J1 Sheet2.J2:Sheet2.J20 Sheet2.M1:Sheet2.M1 Sheet2.M2:Sheet2.M20 Sheet2.M22:Sheet2.M40 Sheet2.M22:Sheet2.M40 Sheet2.J1:Sheet2.J1 Sheet2.J2:Sheet2.J20 Sheet2.N1:Sheet2.N1 Sheet2.N2:Sheet2.N20 Sheet2.N22:Sheet2.N40 Sheet2.N22:Sheet2.N40 Sheet2.J1:Sheet2.J1 Sheet2.J2:Sheet2.J20 Sheet2.O1:Sheet2.O1 Sheet2.O2:Sheet2.O20 Sheet2.O22:Sheet2.O40 Sheet2.O22:Sheet2.O40 Sheet2.J1:Sheet2.J1 Sheet2.J2:Sheet2.J20 Sheet2.P1:Sheet2.P1 Sheet2.P2:Sheet2.P20 Sheet2.P22:Sheet2.P40 Sheet2.P22:Sheet2.P40 Sheet2.J1:Sheet2.J1 Sheet2.J2:Sheet2.J20 Sheet2.Q1:Sheet2.Q1 Sheet2.Q2:Sheet2.Q20 Sheet2.Q22:Sheet2.Q40 Sheet2.Q22:Sheet2.Q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2302" calcext:value-type="float">
            <text:p>2.30E-05</text:p>
          </table:table-cell>
          <table:table-cell table:style-name="ce1" office:value-type="float" office:value="0.00000757" calcext:value-type="float">
            <text:p>7.57E-06</text:p>
          </table:table-cell>
          <table:table-cell office:value-type="float" office:value="0.0001826" calcext:value-type="float">
            <text:p>0.0001826</text:p>
          </table:table-cell>
          <table:table-cell table:style-name="ce1" office:value-type="float" office:value="0.00006725" calcext:value-type="float">
            <text:p>6.73E-05</text:p>
          </table:table-cell>
          <table:table-cell/>
          <table:table-cell table:formula="of:=[.A2]" office:value-type="float" office:value="10" calcext:value-type="float">
            <text:p>10</text:p>
          </table:table-cell>
          <table:table-cell table:formula="of:=LN([.B2]/[.$B2])" office:value-type="float" office:value="0" calcext:value-type="float">
            <text:p>0</text:p>
          </table:table-cell>
          <table:table-cell table:formula="of:=LN([.C2]/[.$B2])" office:value-type="float" office:value="0.0226293381307599" calcext:value-type="float">
            <text:p>0.0226293381307599</text:p>
          </table:table-cell>
          <table:table-cell table:formula="of:=LN([.D2]/[.$B2])" office:value-type="float" office:value="0.163662641407077" calcext:value-type="float">
            <text:p>0.163662641407077</text:p>
          </table:table-cell>
          <table:table-cell table:formula="of:=LN([.E2]/[.$B2])" office:value-type="float" office:value="-0.210025741873424" calcext:value-type="float">
            <text:p>-0.210025741873424</text:p>
          </table:table-cell>
          <table:table-cell table:formula="of:=LN([.F2]/[.$B2])" office:value-type="float" office:value="-1.3221960777178" calcext:value-type="float">
            <text:p>-1.3221960777178</text:p>
          </table:table-cell>
          <table:table-cell table:formula="of:=LN([.G2]/[.$B2])" office:value-type="float" office:value="1.86090882299371" calcext:value-type="float">
            <text:p>1.86090882299371</text:p>
          </table:table-cell>
          <table:table-cell table:formula="of:=LN([.H2]/[.$B2])" office:value-type="float" office:value="0.862027873314788" calcext:value-type="float">
            <text:p>0.862027873314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31066" calcext:value-type="float">
            <text:p>0.00031066</text:p>
          </table:table-cell>
          <table:table-cell office:value-type="float" office:value="0.00048484" calcext:value-type="float">
            <text:p>0.00048484</text:p>
          </table:table-cell>
          <table:table-cell office:value-type="float" office:value="0.00057485" calcext:value-type="float">
            <text:p>0.00057485</text:p>
          </table:table-cell>
          <table:table-cell office:value-type="float" office:value="0.00010885" calcext:value-type="float">
            <text:p>0.00010885</text:p>
          </table:table-cell>
          <table:table-cell/>
          <table:table-cell table:formula="of:=[.A3]" office:value-type="float" office:value="20" calcext:value-type="float">
            <text:p>20</text:p>
          </table:table-cell>
          <table:table-cell table:formula="of:=LN([.B3]/[.$B3])" office:value-type="float" office:value="0" calcext:value-type="float">
            <text:p>0</text:p>
          </table:table-cell>
          <table:table-cell table:formula="of:=LN([.C3]/[.$B3])" office:value-type="float" office:value="0.0234667808215587" calcext:value-type="float">
            <text:p>0.0234667808215587</text:p>
          </table:table-cell>
          <table:table-cell table:formula="of:=LN([.D3]/[.$B3])" office:value-type="float" office:value="-0.118125560064596" calcext:value-type="float">
            <text:p>-0.118125560064596</text:p>
          </table:table-cell>
          <table:table-cell table:formula="of:=LN([.E3]/[.$B3])" office:value-type="float" office:value="1.04277451730321" calcext:value-type="float">
            <text:p>1.04277451730321</text:p>
          </table:table-cell>
          <table:table-cell table:formula="of:=LN([.F3]/[.$B3])" office:value-type="float" office:value="1.48789439034576" calcext:value-type="float">
            <text:p>1.48789439034576</text:p>
          </table:table-cell>
          <table:table-cell table:formula="of:=LN([.G3]/[.$B3])" office:value-type="float" office:value="1.65818458794319" calcext:value-type="float">
            <text:p>1.65818458794319</text:p>
          </table:table-cell>
          <table:table-cell table:formula="of:=LN([.H3]/[.$B3])" office:value-type="float" office:value="-0.00595376157599906" calcext:value-type="float">
            <text:p>-0.00595376157599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888749" calcext:value-type="float">
            <text:p>0.000888749</text:p>
          </table:table-cell>
          <table:table-cell office:value-type="float" office:value="0.00200429" calcext:value-type="float">
            <text:p>0.00200429</text:p>
          </table:table-cell>
          <table:table-cell office:value-type="float" office:value="0.00208875" calcext:value-type="float">
            <text:p>0.00208875</text:p>
          </table:table-cell>
          <table:table-cell office:value-type="float" office:value="0.00049455" calcext:value-type="float">
            <text:p>0.00049455</text:p>
          </table:table-cell>
          <table:table-cell/>
          <table:table-cell table:formula="of:=[.A4]" office:value-type="float" office:value="30" calcext:value-type="float">
            <text:p>30</text:p>
          </table:table-cell>
          <table:table-cell table:formula="of:=LN([.B4]/[.$B4])" office:value-type="float" office:value="0" calcext:value-type="float">
            <text:p>0</text:p>
          </table:table-cell>
          <table:table-cell table:formula="of:=LN([.C4]/[.$B4])" office:value-type="float" office:value="0.00594683597781716" calcext:value-type="float">
            <text:p>0.00594683597781716</text:p>
          </table:table-cell>
          <table:table-cell table:formula="of:=LN([.D4]/[.$B4])" office:value-type="float" office:value="-0.265103185714341" calcext:value-type="float">
            <text:p>-0.265103185714341</text:p>
          </table:table-cell>
          <table:table-cell table:formula="of:=LN([.E4]/[.$B4])" office:value-type="float" office:value="0.415130809672182" calcext:value-type="float">
            <text:p>0.415130809672182</text:p>
          </table:table-cell>
          <table:table-cell table:formula="of:=LN([.F4]/[.$B4])" office:value-type="float" office:value="1.22836111604521" calcext:value-type="float">
            <text:p>1.22836111604521</text:p>
          </table:table-cell>
          <table:table-cell table:formula="of:=LN([.G4]/[.$B4])" office:value-type="float" office:value="1.26963703364078" calcext:value-type="float">
            <text:p>1.26963703364078</text:p>
          </table:table-cell>
          <table:table-cell table:formula="of:=LN([.H4]/[.$B4])" office:value-type="float" office:value="-0.171035788082977" calcext:value-type="float">
            <text:p>-0.1710357880829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86329" calcext:value-type="float">
            <text:p>0.00186329</text:p>
          </table:table-cell>
          <table:table-cell office:value-type="float" office:value="0.00538707" calcext:value-type="float">
            <text:p>0.00538707</text:p>
          </table:table-cell>
          <table:table-cell office:value-type="float" office:value="0.00504305" calcext:value-type="float">
            <text:p>0.00504305</text:p>
          </table:table-cell>
          <table:table-cell office:value-type="float" office:value="0.0031983" calcext:value-type="float">
            <text:p>0.0031983</text:p>
          </table:table-cell>
          <table:table-cell/>
          <table:table-cell table:formula="of:=[.A5]" office:value-type="float" office:value="40" calcext:value-type="float">
            <text:p>40</text:p>
          </table:table-cell>
          <table:table-cell table:formula="of:=LN([.B5]/[.$B5])" office:value-type="float" office:value="0" calcext:value-type="float">
            <text:p>0</text:p>
          </table:table-cell>
          <table:table-cell table:formula="of:=LN([.C5]/[.$B5])" office:value-type="float" office:value="0.00423960726931252" calcext:value-type="float">
            <text:p>0.00423960726931252</text:p>
          </table:table-cell>
          <table:table-cell table:formula="of:=LN([.D5]/[.$B5])" office:value-type="float" office:value="-0.198535951710088" calcext:value-type="float">
            <text:p>-0.198535951710088</text:p>
          </table:table-cell>
          <table:table-cell table:formula="of:=LN([.E5]/[.$B5])" office:value-type="float" office:value="-0.0533266040940884" calcext:value-type="float">
            <text:p>-0.0533266040940884</text:p>
          </table:table-cell>
          <table:table-cell table:formula="of:=LN([.F5]/[.$B5])" office:value-type="float" office:value="1.00833129135077" calcext:value-type="float">
            <text:p>1.00833129135077</text:p>
          </table:table-cell>
          <table:table-cell table:formula="of:=LN([.G5]/[.$B5])" office:value-type="float" office:value="0.942340711270119" calcext:value-type="float">
            <text:p>0.942340711270119</text:p>
          </table:table-cell>
          <table:table-cell table:formula="of:=LN([.H5]/[.$B5])" office:value-type="float" office:value="0.48694907213379" calcext:value-type="float">
            <text:p>0.48694907213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89149" calcext:value-type="float">
            <text:p>0.0089149</text:p>
          </table:table-cell>
          <table:table-cell office:value-type="float" office:value="0.0252124" calcext:value-type="float">
            <text:p>0.0252124</text:p>
          </table:table-cell>
          <table:table-cell office:value-type="float" office:value="0.0119757" calcext:value-type="float">
            <text:p>0.0119757</text:p>
          </table:table-cell>
          <table:table-cell office:value-type="float" office:value="0.0099923" calcext:value-type="float">
            <text:p>0.0099923</text:p>
          </table:table-cell>
          <table:table-cell/>
          <table:table-cell table:formula="of:=[.A6]" office:value-type="float" office:value="50" calcext:value-type="float">
            <text:p>50</text:p>
          </table:table-cell>
          <table:table-cell table:formula="of:=LN([.B6]/[.$B6])" office:value-type="float" office:value="0" calcext:value-type="float">
            <text:p>0</text:p>
          </table:table-cell>
          <table:table-cell table:formula="of:=LN([.C6]/[.$B6])" office:value-type="float" office:value="0.00379201930568213" calcext:value-type="float">
            <text:p>0.00379201930568213</text:p>
          </table:table-cell>
          <table:table-cell table:formula="of:=LN([.D6]/[.$B6])" office:value-type="float" office:value="0.185906571310328" calcext:value-type="float">
            <text:p>0.185906571310328</text:p>
          </table:table-cell>
          <table:table-cell table:formula="of:=LN([.E6]/[.$B6])" office:value-type="float" office:value="0.413458359676843" calcext:value-type="float">
            <text:p>0.413458359676843</text:p>
          </table:table-cell>
          <table:table-cell table:formula="of:=LN([.F6]/[.$B6])" office:value-type="float" office:value="1.45307026246047" calcext:value-type="float">
            <text:p>1.45307026246047</text:p>
          </table:table-cell>
          <table:table-cell table:formula="of:=LN([.G6]/[.$B6])" office:value-type="float" office:value="0.708613922177935" calcext:value-type="float">
            <text:p>0.708613922177935</text:p>
          </table:table-cell>
          <table:table-cell table:formula="of:=LN([.H6]/[.$B6])" office:value-type="float" office:value="0.527549121866347" calcext:value-type="float">
            <text:p>0.5275491218663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291026" calcext:value-type="float">
            <text:p>0.0291026</text:p>
          </table:table-cell>
          <table:table-cell office:value-type="float" office:value="0.0597424" calcext:value-type="float">
            <text:p>0.0597424</text:p>
          </table:table-cell>
          <table:table-cell office:value-type="float" office:value="0.025003" calcext:value-type="float">
            <text:p>0.025003</text:p>
          </table:table-cell>
          <table:table-cell office:value-type="float" office:value="0.0225632" calcext:value-type="float">
            <text:p>0.0225632</text:p>
          </table:table-cell>
          <table:table-cell/>
          <table:table-cell table:formula="of:=[.A7]" office:value-type="float" office:value="60" calcext:value-type="float">
            <text:p>60</text:p>
          </table:table-cell>
          <table:table-cell table:formula="of:=LN([.B7]/[.$B7])" office:value-type="float" office:value="0" calcext:value-type="float">
            <text:p>0</text:p>
          </table:table-cell>
          <table:table-cell table:formula="of:=LN([.C7]/[.$B7])" office:value-type="float" office:value="-0.0110908645778386" calcext:value-type="float">
            <text:p>-0.0110908645778386</text:p>
          </table:table-cell>
          <table:table-cell table:formula="of:=LN([.D7]/[.$B7])" office:value-type="float" office:value="-0.000219339788119763" calcext:value-type="float">
            <text:p>-0.000219339788119763</text:p>
          </table:table-cell>
          <table:table-cell table:formula="of:=LN([.E7]/[.$B7])" office:value-type="float" office:value="0.841983730056871" calcext:value-type="float">
            <text:p>0.841983730056871</text:p>
          </table:table-cell>
          <table:table-cell table:formula="of:=LN([.F7]/[.$B7])" office:value-type="float" office:value="1.56119819886032" calcext:value-type="float">
            <text:p>1.56119819886032</text:p>
          </table:table-cell>
          <table:table-cell table:formula="of:=LN([.G7]/[.$B7])" office:value-type="float" office:value="0.690152030460376" calcext:value-type="float">
            <text:p>0.690152030460376</text:p>
          </table:table-cell>
          <table:table-cell table:formula="of:=LN([.H7]/[.$B7])" office:value-type="float" office:value="0.587476473334184" calcext:value-type="float">
            <text:p>0.5874764733341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584042" calcext:value-type="float">
            <text:p>0.0584042</text:p>
          </table:table-cell>
          <table:table-cell office:value-type="float" office:value="0.111784" calcext:value-type="float">
            <text:p>0.111784</text:p>
          </table:table-cell>
          <table:table-cell office:value-type="float" office:value="0.0452445" calcext:value-type="float">
            <text:p>0.0452445</text:p>
          </table:table-cell>
          <table:table-cell office:value-type="float" office:value="0.0402739" calcext:value-type="float">
            <text:p>0.0402739</text:p>
          </table:table-cell>
          <table:table-cell/>
          <table:table-cell table:formula="of:=[.A8]" office:value-type="float" office:value="70" calcext:value-type="float">
            <text:p>70</text:p>
          </table:table-cell>
          <table:table-cell table:formula="of:=LN([.B8]/[.$B8])" office:value-type="float" office:value="0" calcext:value-type="float">
            <text:p>0</text:p>
          </table:table-cell>
          <table:table-cell table:formula="of:=LN([.C8]/[.$B8])" office:value-type="float" office:value="-0.062447315408473" calcext:value-type="float">
            <text:p>-0.062447315408473</text:p>
          </table:table-cell>
          <table:table-cell table:formula="of:=LN([.D8]/[.$B8])" office:value-type="float" office:value="-0.038571317277928" calcext:value-type="float">
            <text:p>-0.038571317277928</text:p>
          </table:table-cell>
          <table:table-cell table:formula="of:=LN([.E8]/[.$B8])" office:value-type="float" office:value="0.862911152477389" calcext:value-type="float">
            <text:p>0.862911152477389</text:p>
          </table:table-cell>
          <table:table-cell table:formula="of:=LN([.F8]/[.$B8])" office:value-type="float" office:value="1.5120917851991" calcext:value-type="float">
            <text:p>1.5120917851991</text:p>
          </table:table-cell>
          <table:table-cell table:formula="of:=LN([.G8]/[.$B8])" office:value-type="float" office:value="0.607604463218129" calcext:value-type="float">
            <text:p>0.607604463218129</text:p>
          </table:table-cell>
          <table:table-cell table:formula="of:=LN([.H8]/[.$B8])" office:value-type="float" office:value="0.491226963882573" calcext:value-type="float">
            <text:p>0.4912269638825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978587" calcext:value-type="float">
            <text:p>0.0978587</text:p>
          </table:table-cell>
          <table:table-cell office:value-type="float" office:value="0.182702" calcext:value-type="float">
            <text:p>0.182702</text:p>
          </table:table-cell>
          <table:table-cell office:value-type="float" office:value="0.0754655" calcext:value-type="float">
            <text:p>0.0754655</text:p>
          </table:table-cell>
          <table:table-cell office:value-type="float" office:value="0.0711717" calcext:value-type="float">
            <text:p>0.0711717</text:p>
          </table:table-cell>
          <table:table-cell/>
          <table:table-cell table:formula="of:=[.A9]" office:value-type="float" office:value="80" calcext:value-type="float">
            <text:p>80</text:p>
          </table:table-cell>
          <table:table-cell table:formula="of:=LN([.B9]/[.$B9])" office:value-type="float" office:value="0" calcext:value-type="float">
            <text:p>0</text:p>
          </table:table-cell>
          <table:table-cell table:formula="of:=LN([.C9]/[.$B9])" office:value-type="float" office:value="-0.0916559618511415" calcext:value-type="float">
            <text:p>-0.0916559618511415</text:p>
          </table:table-cell>
          <table:table-cell table:formula="of:=LN([.D9]/[.$B9])" office:value-type="float" office:value="-0.0731817026394692" calcext:value-type="float">
            <text:p>-0.0731817026394692</text:p>
          </table:table-cell>
          <table:table-cell table:formula="of:=LN([.E9]/[.$B9])" office:value-type="float" office:value="0.813148113131951" calcext:value-type="float">
            <text:p>0.813148113131951</text:p>
          </table:table-cell>
          <table:table-cell table:formula="of:=LN([.F9]/[.$B9])" office:value-type="float" office:value="1.43747992187442" calcext:value-type="float">
            <text:p>1.43747992187442</text:p>
          </table:table-cell>
          <table:table-cell table:formula="of:=LN([.G9]/[.$B9])" office:value-type="float" office:value="0.553299109820344" calcext:value-type="float">
            <text:p>0.553299109820344</text:p>
          </table:table-cell>
          <table:table-cell table:formula="of:=LN([.H9]/[.$B9])" office:value-type="float" office:value="0.494718779137801" calcext:value-type="float">
            <text:p>0.494718779137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159503" calcext:value-type="float">
            <text:p>0.159503</text:p>
          </table:table-cell>
          <table:table-cell office:value-type="float" office:value="0.296799" calcext:value-type="float">
            <text:p>0.296799</text:p>
          </table:table-cell>
          <table:table-cell office:value-type="float" office:value="0.126659" calcext:value-type="float">
            <text:p>0.126659</text:p>
          </table:table-cell>
          <table:table-cell office:value-type="float" office:value="0.111215" calcext:value-type="float">
            <text:p>0.111215</text:p>
          </table:table-cell>
          <table:table-cell/>
          <table:table-cell table:formula="of:=[.A10]" office:value-type="float" office:value="90" calcext:value-type="float">
            <text:p>90</text:p>
          </table:table-cell>
          <table:table-cell table:formula="of:=LN([.B10]/[.$B10])" office:value-type="float" office:value="0" calcext:value-type="float">
            <text:p>0</text:p>
          </table:table-cell>
          <table:table-cell table:formula="of:=LN([.C10]/[.$B10])" office:value-type="float" office:value="-0.14872771941986" calcext:value-type="float">
            <text:p>-0.14872771941986</text:p>
          </table:table-cell>
          <table:table-cell table:formula="of:=LN([.D10]/[.$B10])" office:value-type="float" office:value="-0.0888194294508662" calcext:value-type="float">
            <text:p>-0.0888194294508662</text:p>
          </table:table-cell>
          <table:table-cell table:formula="of:=LN([.E10]/[.$B10])" office:value-type="float" office:value="0.767266823649791" calcext:value-type="float">
            <text:p>0.767266823649791</text:p>
          </table:table-cell>
          <table:table-cell table:formula="of:=LN([.F10]/[.$B10])" office:value-type="float" office:value="1.38825923483966" calcext:value-type="float">
            <text:p>1.38825923483966</text:p>
          </table:table-cell>
          <table:table-cell table:formula="of:=LN([.G10]/[.$B10])" office:value-type="float" office:value="0.536702528729086" calcext:value-type="float">
            <text:p>0.536702528729086</text:p>
          </table:table-cell>
          <table:table-cell table:formula="of:=LN([.H10]/[.$B10])" office:value-type="float" office:value="0.406669357630038" calcext:value-type="float">
            <text:p>0.406669357630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236987" calcext:value-type="float">
            <text:p>0.236987</text:p>
          </table:table-cell>
          <table:table-cell office:value-type="float" office:value="0.448349" calcext:value-type="float">
            <text:p>0.448349</text:p>
          </table:table-cell>
          <table:table-cell office:value-type="float" office:value="0.188905" calcext:value-type="float">
            <text:p>0.188905</text:p>
          </table:table-cell>
          <table:table-cell office:value-type="float" office:value="0.174299" calcext:value-type="float">
            <text:p>0.174299</text:p>
          </table:table-cell>
          <table:table-cell/>
          <table:table-cell table:formula="of:=[.A11]" office:value-type="float" office:value="100" calcext:value-type="float">
            <text:p>100</text:p>
          </table:table-cell>
          <table:table-cell table:formula="of:=LN([.B11]/[.$B11])" office:value-type="float" office:value="0" calcext:value-type="float">
            <text:p>0</text:p>
          </table:table-cell>
          <table:table-cell table:formula="of:=LN([.C11]/[.$B11])" office:value-type="float" office:value="-0.135980853618271" calcext:value-type="float">
            <text:p>-0.135980853618271</text:p>
          </table:table-cell>
          <table:table-cell table:formula="of:=LN([.D11]/[.$B11])" office:value-type="float" office:value="-0.151963860928797" calcext:value-type="float">
            <text:p>-0.151963860928797</text:p>
          </table:table-cell>
          <table:table-cell table:formula="of:=LN([.E11]/[.$B11])" office:value-type="float" office:value="0.718717441480769" calcext:value-type="float">
            <text:p>0.718717441480769</text:p>
          </table:table-cell>
          <table:table-cell table:formula="of:=LN([.F11]/[.$B11])" office:value-type="float" office:value="1.35628410116597" calcext:value-type="float">
            <text:p>1.35628410116597</text:p>
          </table:table-cell>
          <table:table-cell table:formula="of:=LN([.G11]/[.$B11])" office:value-type="float" office:value="0.491956397359155" calcext:value-type="float">
            <text:p>0.491956397359155</text:p>
          </table:table-cell>
          <table:table-cell table:formula="of:=LN([.H11]/[.$B11])" office:value-type="float" office:value="0.411484369445621" calcext:value-type="float">
            <text:p>0.4114843694456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368229" calcext:value-type="float">
            <text:p>0.368229</text:p>
          </table:table-cell>
          <table:table-cell office:value-type="float" office:value="0.639351" calcext:value-type="float">
            <text:p>0.639351</text:p>
          </table:table-cell>
          <table:table-cell office:value-type="float" office:value="0.269849" calcext:value-type="float">
            <text:p>0.269849</text:p>
          </table:table-cell>
          <table:table-cell office:value-type="float" office:value="0.250827" calcext:value-type="float">
            <text:p>0.250827</text:p>
          </table:table-cell>
          <table:table-cell/>
          <table:table-cell table:formula="of:=[.A12]" office:value-type="float" office:value="110" calcext:value-type="float">
            <text:p>110</text:p>
          </table:table-cell>
          <table:table-cell table:formula="of:=LN([.B12]/[.$B12])" office:value-type="float" office:value="0" calcext:value-type="float">
            <text:p>0</text:p>
          </table:table-cell>
          <table:table-cell table:formula="of:=LN([.C12]/[.$B12])" office:value-type="float" office:value="-0.220012156089951" calcext:value-type="float">
            <text:p>-0.220012156089951</text:p>
          </table:table-cell>
          <table:table-cell table:formula="of:=LN([.D12]/[.$B12])" office:value-type="float" office:value="-0.275642353909121" calcext:value-type="float">
            <text:p>-0.275642353909121</text:p>
          </table:table-cell>
          <table:table-cell table:formula="of:=LN([.E12]/[.$B12])" office:value-type="float" office:value="0.649003756663146" calcext:value-type="float">
            <text:p>0.649003756663146</text:p>
          </table:table-cell>
          <table:table-cell table:formula="of:=LN([.F12]/[.$B12])" office:value-type="float" office:value="1.20075232876754" calcext:value-type="float">
            <text:p>1.20075232876754</text:p>
          </table:table-cell>
          <table:table-cell table:formula="of:=LN([.G12]/[.$B12])" office:value-type="float" office:value="0.338161272718381" calcext:value-type="float">
            <text:p>0.338161272718381</text:p>
          </table:table-cell>
          <table:table-cell table:formula="of:=LN([.H12]/[.$B12])" office:value-type="float" office:value="0.265062187889776" calcext:value-type="float">
            <text:p>0.2650621878897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517926" calcext:value-type="float">
            <text:p>0.517926</text:p>
          </table:table-cell>
          <table:table-cell office:value-type="float" office:value="0.923828" calcext:value-type="float">
            <text:p>0.923828</text:p>
          </table:table-cell>
          <table:table-cell office:value-type="float" office:value="0.392447" calcext:value-type="float">
            <text:p>0.392447</text:p>
          </table:table-cell>
          <table:table-cell office:value-type="float" office:value="0.358084" calcext:value-type="float">
            <text:p>0.358084</text:p>
          </table:table-cell>
          <table:table-cell/>
          <table:table-cell table:formula="of:=[.A13]" office:value-type="float" office:value="120" calcext:value-type="float">
            <text:p>120</text:p>
          </table:table-cell>
          <table:table-cell table:formula="of:=LN([.B13]/[.$B13])" office:value-type="float" office:value="0" calcext:value-type="float">
            <text:p>0</text:p>
          </table:table-cell>
          <table:table-cell table:formula="of:=LN([.C13]/[.$B13])" office:value-type="float" office:value="-0.18055526411773" calcext:value-type="float">
            <text:p>-0.18055526411773</text:p>
          </table:table-cell>
          <table:table-cell table:formula="of:=LN([.D13]/[.$B13])" office:value-type="float" office:value="-0.296085939548499" calcext:value-type="float">
            <text:p>-0.296085939548499</text:p>
          </table:table-cell>
          <table:table-cell table:formula="of:=LN([.E13]/[.$B13])" office:value-type="float" office:value="0.619900982331252" calcext:value-type="float">
            <text:p>0.619900982331252</text:p>
          </table:table-cell>
          <table:table-cell table:formula="of:=LN([.F13]/[.$B13])" office:value-type="float" office:value="1.19859451454768" calcext:value-type="float">
            <text:p>1.19859451454768</text:p>
          </table:table-cell>
          <table:table-cell table:formula="of:=LN([.G13]/[.$B13])" office:value-type="float" office:value="0.342470103677388" calcext:value-type="float">
            <text:p>0.342470103677388</text:p>
          </table:table-cell>
          <table:table-cell table:formula="of:=LN([.H13]/[.$B13])" office:value-type="float" office:value="0.250836203168963" calcext:value-type="float">
            <text:p>0.250836203168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703122" calcext:value-type="float">
            <text:p>0.703122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494971" calcext:value-type="float">
            <text:p>0.494971</text:p>
          </table:table-cell>
          <table:table-cell/>
          <table:table-cell table:formula="of:=[.A14]" office:value-type="float" office:value="130" calcext:value-type="float">
            <text:p>130</text:p>
          </table:table-cell>
          <table:table-cell table:formula="of:=LN([.B14]/[.$B14])" office:value-type="float" office:value="0" calcext:value-type="float">
            <text:p>0</text:p>
          </table:table-cell>
          <table:table-cell table:formula="of:=LN([.C14]/[.$B14])" office:value-type="float" office:value="-0.150861526576936" calcext:value-type="float">
            <text:p>-0.150861526576936</text:p>
          </table:table-cell>
          <table:table-cell table:formula="of:=LN([.D14]/[.$B14])" office:value-type="float" office:value="-0.263467152765039" calcext:value-type="float">
            <text:p>-0.263467152765039</text:p>
          </table:table-cell>
          <table:table-cell table:formula="of:=LN([.E14]/[.$B14])" office:value-type="float" office:value="0.633442745386857" calcext:value-type="float">
            <text:p>0.633442745386857</text:p>
          </table:table-cell>
          <table:table-cell table:formula="of:=LN([.F14]/[.$B14])" office:value-type="float" office:value="1.21865059058138" calcext:value-type="float">
            <text:p>1.21865059058138</text:p>
          </table:table-cell>
          <table:table-cell table:formula="of:=LN([.G14]/[.$B14])" office:value-type="float" office:value="0.38018325650581" calcext:value-type="float">
            <text:p>0.38018325650581</text:p>
          </table:table-cell>
          <table:table-cell table:formula="of:=LN([.H14]/[.$B14])" office:value-type="float" office:value="0.282411501663727" calcext:value-type="float">
            <text:p>0.2824115016637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954356" calcext:value-type="float">
            <text:p>0.954356</text:p>
          </table:table-cell>
          <table:table-cell office:value-type="float" office:value="1.68151" calcext:value-type="float">
            <text:p>1.68151</text:p>
          </table:table-cell>
          <table:table-cell office:value-type="float" office:value="0.731432" calcext:value-type="float">
            <text:p>0.731432</text:p>
          </table:table-cell>
          <table:table-cell office:value-type="float" office:value="0.650553" calcext:value-type="float">
            <text:p>0.650553</text:p>
          </table:table-cell>
          <table:table-cell/>
          <table:table-cell table:formula="of:=[.A15]" office:value-type="float" office:value="140" calcext:value-type="float">
            <text:p>140</text:p>
          </table:table-cell>
          <table:table-cell table:formula="of:=LN([.B15]/[.$B15])" office:value-type="float" office:value="0" calcext:value-type="float">
            <text:p>0</text:p>
          </table:table-cell>
          <table:table-cell table:formula="of:=LN([.C15]/[.$B15])" office:value-type="float" office:value="-0.17181765346989" calcext:value-type="float">
            <text:p>-0.17181765346989</text:p>
          </table:table-cell>
          <table:table-cell table:formula="of:=LN([.D15]/[.$B15])" office:value-type="float" office:value="-0.276558515977326" calcext:value-type="float">
            <text:p>-0.276558515977326</text:p>
          </table:table-cell>
          <table:table-cell table:formula="of:=LN([.E15]/[.$B15])" office:value-type="float" office:value="0.630575005112403" calcext:value-type="float">
            <text:p>0.630575005112403</text:p>
          </table:table-cell>
          <table:table-cell table:formula="of:=LN([.F15]/[.$B15])" office:value-type="float" office:value="1.19698571588835" calcext:value-type="float">
            <text:p>1.19698571588835</text:p>
          </table:table-cell>
          <table:table-cell table:formula="of:=LN([.G15]/[.$B15])" office:value-type="float" office:value="0.364542494121895" calcext:value-type="float">
            <text:p>0.364542494121895</text:p>
          </table:table-cell>
          <table:table-cell table:formula="of:=LN([.H15]/[.$B15])" office:value-type="float" office:value="0.247361008076085" calcext:value-type="float">
            <text:p>0.247361008076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1.23323" calcext:value-type="float">
            <text:p>1.23323</text:p>
          </table:table-cell>
          <table:table-cell office:value-type="float" office:value="2.1958" calcext:value-type="float">
            <text:p>2.1958</text:p>
          </table:table-cell>
          <table:table-cell office:value-type="float" office:value="0.947517" calcext:value-type="float">
            <text:p>0.947517</text:p>
          </table:table-cell>
          <table:table-cell office:value-type="float" office:value="0.87134" calcext:value-type="float">
            <text:p>0.87134</text:p>
          </table:table-cell>
          <table:table-cell/>
          <table:table-cell table:formula="of:=[.A16]" office:value-type="float" office:value="150" calcext:value-type="float">
            <text:p>150</text:p>
          </table:table-cell>
          <table:table-cell table:formula="of:=LN([.B16]/[.$B16])" office:value-type="float" office:value="0" calcext:value-type="float">
            <text:p>0</text:p>
          </table:table-cell>
          <table:table-cell table:formula="of:=LN([.C16]/[.$B16])" office:value-type="float" office:value="-0.135762383107688" calcext:value-type="float">
            <text:p>-0.135762383107688</text:p>
          </table:table-cell>
          <table:table-cell table:formula="of:=LN([.D16]/[.$B16])" office:value-type="float" office:value="-0.237995478133406" calcext:value-type="float">
            <text:p>-0.237995478133406</text:p>
          </table:table-cell>
          <table:table-cell table:formula="of:=LN([.E16]/[.$B16])" office:value-type="float" office:value="0.643945869557241" calcext:value-type="float">
            <text:p>0.643945869557241</text:p>
          </table:table-cell>
          <table:table-cell table:formula="of:=LN([.F16]/[.$B16])" office:value-type="float" office:value="1.22085557068751" calcext:value-type="float">
            <text:p>1.22085557068751</text:p>
          </table:table-cell>
          <table:table-cell table:formula="of:=LN([.G16]/[.$B16])" office:value-type="float" office:value="0.380398725635009" calcext:value-type="float">
            <text:p>0.380398725635009</text:p>
          </table:table-cell>
          <table:table-cell table:formula="of:=LN([.H16]/[.$B16])" office:value-type="float" office:value="0.296586103483074" calcext:value-type="float">
            <text:p>0.296586103483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2.8318" calcext:value-type="float">
            <text:p>2.8318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12014" calcext:value-type="float">
            <text:p>1.12014</text:p>
          </table:table-cell>
          <table:table-cell/>
          <table:table-cell table:formula="of:=[.A17]" office:value-type="float" office:value="160" calcext:value-type="float">
            <text:p>160</text:p>
          </table:table-cell>
          <table:table-cell table:formula="of:=LN([.B17]/[.$B17])" office:value-type="float" office:value="0" calcext:value-type="float">
            <text:p>0</text:p>
          </table:table-cell>
          <table:table-cell table:formula="of:=LN([.C17]/[.$B17])" office:value-type="float" office:value="-0.0676471958805115" calcext:value-type="float">
            <text:p>-0.0676471958805115</text:p>
          </table:table-cell>
          <table:table-cell table:formula="of:=LN([.D17]/[.$B17])" office:value-type="float" office:value="-0.148780666776627" calcext:value-type="float">
            <text:p>-0.148780666776627</text:p>
          </table:table-cell>
          <table:table-cell table:formula="of:=LN([.E17]/[.$B17])" office:value-type="float" office:value="0.711034238661517" calcext:value-type="float">
            <text:p>0.711034238661517</text:p>
          </table:table-cell>
          <table:table-cell table:formula="of:=LN([.F17]/[.$B17])" office:value-type="float" office:value="1.30097945728754" calcext:value-type="float">
            <text:p>1.30097945728754</text:p>
          </table:table-cell>
          <table:table-cell table:formula="of:=LN([.G17]/[.$B17])" office:value-type="float" office:value="0.484649420927272" calcext:value-type="float">
            <text:p>0.484649420927272</text:p>
          </table:table-cell>
          <table:table-cell table:formula="of:=LN([.H17]/[.$B17])" office:value-type="float" office:value="0.373520582913962" calcext:value-type="float">
            <text:p>0.3735205829139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2.03348" calcext:value-type="float">
            <text:p>2.03348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1.57687" calcext:value-type="float">
            <text:p>1.57687</text:p>
          </table:table-cell>
          <table:table-cell office:value-type="float" office:value="1.45134" calcext:value-type="float">
            <text:p>1.45134</text:p>
          </table:table-cell>
          <table:table-cell/>
          <table:table-cell table:formula="of:=[.A18]" office:value-type="float" office:value="170" calcext:value-type="float">
            <text:p>170</text:p>
          </table:table-cell>
          <table:table-cell table:formula="of:=LN([.B18]/[.$B18])" office:value-type="float" office:value="0" calcext:value-type="float">
            <text:p>0</text:p>
          </table:table-cell>
          <table:table-cell table:formula="of:=LN([.C18]/[.$B18])" office:value-type="float" office:value="-0.113721205083028" calcext:value-type="float">
            <text:p>-0.113721205083028</text:p>
          </table:table-cell>
          <table:table-cell table:formula="of:=LN([.D18]/[.$B18])" office:value-type="float" office:value="-0.244825823917127" calcext:value-type="float">
            <text:p>-0.244825823917127</text:p>
          </table:table-cell>
          <table:table-cell table:formula="of:=LN([.E18]/[.$B18])" office:value-type="float" office:value="0.634483451560402" calcext:value-type="float">
            <text:p>0.634483451560402</text:p>
          </table:table-cell>
          <table:table-cell table:formula="of:=LN([.F18]/[.$B18])" office:value-type="float" office:value="1.21958802755391" calcext:value-type="float">
            <text:p>1.21958802755391</text:p>
          </table:table-cell>
          <table:table-cell table:formula="of:=LN([.G18]/[.$B18])" office:value-type="float" office:value="0.38017671008281" calcext:value-type="float">
            <text:p>0.38017671008281</text:p>
          </table:table-cell>
          <table:table-cell table:formula="of:=LN([.H18]/[.$B18])" office:value-type="float" office:value="0.297222108113989" calcext:value-type="float">
            <text:p>0.2972221081139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2.53315" calcext:value-type="float">
            <text:p>2.53315</text:p>
          </table:table-cell>
          <table:table-cell office:value-type="float" office:value="4.62532" calcext:value-type="float">
            <text:p>4.62532</text:p>
          </table:table-cell>
          <table:table-cell office:value-type="float" office:value="1.97034" calcext:value-type="float">
            <text:p>1.97034</text:p>
          </table:table-cell>
          <table:table-cell office:value-type="float" office:value="1.77816" calcext:value-type="float">
            <text:p>1.77816</text:p>
          </table:table-cell>
          <table:table-cell/>
          <table:table-cell table:formula="of:=[.A19]" office:value-type="float" office:value="180" calcext:value-type="float">
            <text:p>180</text:p>
          </table:table-cell>
          <table:table-cell table:formula="of:=LN([.B19]/[.$B19])" office:value-type="float" office:value="0" calcext:value-type="float">
            <text:p>0</text:p>
          </table:table-cell>
          <table:table-cell table:formula="of:=LN([.C19]/[.$B19])" office:value-type="float" office:value="-0.121987665633793" calcext:value-type="float">
            <text:p>-0.121987665633793</text:p>
          </table:table-cell>
          <table:table-cell table:formula="of:=LN([.D19]/[.$B19])" office:value-type="float" office:value="-0.233362396652737" calcext:value-type="float">
            <text:p>-0.233362396652737</text:p>
          </table:table-cell>
          <table:table-cell table:formula="of:=LN([.E19]/[.$B19])" office:value-type="float" office:value="0.632556694923418" calcext:value-type="float">
            <text:p>0.632556694923418</text:p>
          </table:table-cell>
          <table:table-cell table:formula="of:=LN([.F19]/[.$B19])" office:value-type="float" office:value="1.23463866509913" calcext:value-type="float">
            <text:p>1.23463866509913</text:p>
          </table:table-cell>
          <table:table-cell table:formula="of:=LN([.G19]/[.$B19])" office:value-type="float" office:value="0.38129922402966" calcext:value-type="float">
            <text:p>0.38129922402966</text:p>
          </table:table-cell>
          <table:table-cell table:formula="of:=LN([.H19]/[.$B19])" office:value-type="float" office:value="0.278672229133389" calcext:value-type="float">
            <text:p>0.2786722291333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3.1642" calcext:value-type="float">
            <text:p>3.1642</text:p>
          </table:table-cell>
          <table:table-cell office:value-type="float" office:value="5.99289" calcext:value-type="float">
            <text:p>5.99289</text:p>
          </table:table-cell>
          <table:table-cell office:value-type="float" office:value="2.4555" calcext:value-type="float">
            <text:p>2.4555</text:p>
          </table:table-cell>
          <table:table-cell office:value-type="float" office:value="2.26976" calcext:value-type="float">
            <text:p>2.26976</text:p>
          </table:table-cell>
          <table:table-cell/>
          <table:table-cell table:formula="of:=[.A20]" office:value-type="float" office:value="190" calcext:value-type="float">
            <text:p>190</text:p>
          </table:table-cell>
          <table:table-cell table:formula="of:=LN([.B20]/[.$B20])" office:value-type="float" office:value="0" calcext:value-type="float">
            <text:p>0</text:p>
          </table:table-cell>
          <table:table-cell table:formula="of:=LN([.C20]/[.$B20])" office:value-type="float" office:value="-0.0947360472380164" calcext:value-type="float">
            <text:p>-0.0947360472380164</text:p>
          </table:table-cell>
          <table:table-cell table:formula="of:=LN([.D20]/[.$B20])" office:value-type="float" office:value="-0.18890558793395" calcext:value-type="float">
            <text:p>-0.18890558793395</text:p>
          </table:table-cell>
          <table:table-cell table:formula="of:=LN([.E20]/[.$B20])" office:value-type="float" office:value="0.669863074314317" calcext:value-type="float">
            <text:p>0.669863074314317</text:p>
          </table:table-cell>
          <table:table-cell table:formula="of:=LN([.F20]/[.$B20])" office:value-type="float" office:value="1.30853658184188" calcext:value-type="float">
            <text:p>1.30853658184188</text:p>
          </table:table-cell>
          <table:table-cell table:formula="of:=LN([.G20]/[.$B20])" office:value-type="float" office:value="0.416293221778652" calcext:value-type="float">
            <text:p>0.416293221778652</text:p>
          </table:table-cell>
          <table:table-cell table:formula="of:=LN([.H20]/[.$B20])" office:value-type="float" office:value="0.337636914313075" calcext:value-type="float">
            <text:p>0.33763691431307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15657" calcext:value-type="float">
            <text:p>0.00015657</text:p>
          </table:table-cell>
          <table:table-cell table:style-name="ce1" office:value-type="float" office:value="0.000000623691" calcext:value-type="float">
            <text:p>6.24E-07</text:p>
          </table:table-cell>
          <table:table-cell office:value-type="float" office:value="0.00059042" calcext:value-type="float">
            <text:p>0.00059042</text:p>
          </table:table-cell>
          <table:table-cell office:value-type="float" office:value="0.000109692" calcext:value-type="float">
            <text:p>0.000109692</text:p>
          </table:table-cell>
          <table:table-cell/>
          <table:table-cell table:formula="of:=[.A22]" office:value-type="float" office:value="10" calcext:value-type="float">
            <text:p>10</text:p>
          </table:table-cell>
          <table:table-cell table:formula="of:=SQRT(([.B22]^2/[.B2]^2) + ([.$B22]^2/[.$B2]^2))" office:value-type="float" office:value="0.221166568391927" calcext:value-type="float">
            <text:p>0.221166568391927</text:p>
          </table:table-cell>
          <table:table-cell table:formula="of:=SQRT(([.C22]^2/[.C2]^2) + ([.$B22]^2/[.$B2]^2))" office:value-type="float" office:value="0.15758022150965" calcext:value-type="float">
            <text:p>0.15758022150965</text:p>
          </table:table-cell>
          <table:table-cell table:formula="of:=SQRT(([.D22]^2/[.D2]^2) + ([.$B22]^2/[.$B2]^2))" office:value-type="float" office:value="0.321316866736488" calcext:value-type="float">
            <text:p>0.321316866736488</text:p>
          </table:table-cell>
          <table:table-cell table:formula="of:=SQRT(([.E22]^2/[.E2]^2) + ([.$B22]^2/[.$B2]^2))" office:value-type="float" office:value="6.80327468120463" calcext:value-type="float">
            <text:p>6.80327468120463</text:p>
          </table:table-cell>
          <table:table-cell table:formula="of:=SQRT(([.F22]^2/[.F2]^2) + ([.$B22]^2/[.$B2]^2))" office:value-type="float" office:value="0.176763710329371" calcext:value-type="float">
            <text:p>0.176763710329371</text:p>
          </table:table-cell>
          <table:table-cell table:formula="of:=SQRT(([.G22]^2/[.G2]^2) + ([.$B22]^2/[.$B2]^2))" office:value-type="float" office:value="3.23718611869335" calcext:value-type="float">
            <text:p>3.23718611869335</text:p>
          </table:table-cell>
          <table:table-cell table:formula="of:=SQRT(([.H22]^2/[.H2]^2) + ([.$B22]^2/[.$B2]^2))" office:value-type="float" office:value="1.63858780739298" calcext:value-type="float">
            <text:p>1.63858780739298</text:p>
          </table:table-cell>
        </table:table-row>
        <table:table-row table:style-name="ro1">
          <table:table-cell table:formula="of:=[.A3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309215" calcext:value-type="float">
            <text:p>0.00309215</text:p>
          </table:table-cell>
          <table:table-cell table:style-name="ce1" office:value-type="float" office:value="0.0000440167" calcext:value-type="float">
            <text:p>4.40E-05</text:p>
          </table:table-cell>
          <table:table-cell office:value-type="float" office:value="0.000543639" calcext:value-type="float">
            <text:p>0.000543639</text:p>
          </table:table-cell>
          <table:table-cell table:style-name="ce1" office:value-type="float" office:value="0.0000118911" calcext:value-type="float">
            <text:p>1.19E-05</text:p>
          </table:table-cell>
          <table:table-cell/>
          <table:table-cell table:formula="of:=[.A23]" office:value-type="float" office:value="20" calcext:value-type="float">
            <text:p>20</text:p>
          </table:table-cell>
          <table:table-cell table:formula="of:=SQRT(([.B23]^2/[.B3]^2) + ([.$B23]^2/[.$B3]^2))" office:value-type="float" office:value="0.0847941787691147" calcext:value-type="float">
            <text:p>0.0847941787691147</text:p>
          </table:table-cell>
          <table:table-cell table:formula="of:=SQRT(([.C23]^2/[.C3]^2) + ([.$B23]^2/[.$B3]^2))" office:value-type="float" office:value="0.0629504229785647" calcext:value-type="float">
            <text:p>0.0629504229785647</text:p>
          </table:table-cell>
          <table:table-cell table:formula="of:=SQRT(([.D23]^2/[.D3]^2) + ([.$B23]^2/[.$B3]^2))" office:value-type="float" office:value="0.686538960789102" calcext:value-type="float">
            <text:p>0.686538960789102</text:p>
          </table:table-cell>
          <table:table-cell table:formula="of:=SQRT(([.E23]^2/[.E3]^2) + ([.$B23]^2/[.$B3]^2))" office:value-type="float" office:value="9.95366671599248" calcext:value-type="float">
            <text:p>9.95366671599248</text:p>
          </table:table-cell>
          <table:table-cell table:formula="of:=SQRT(([.F23]^2/[.F3]^2) + ([.$B23]^2/[.$B3]^2))" office:value-type="float" office:value="0.108798575701461" calcext:value-type="float">
            <text:p>0.108798575701461</text:p>
          </table:table-cell>
          <table:table-cell table:formula="of:=SQRT(([.G23]^2/[.G3]^2) + ([.$B23]^2/[.$B3]^2))" office:value-type="float" office:value="0.947604640764352" calcext:value-type="float">
            <text:p>0.947604640764352</text:p>
          </table:table-cell>
          <table:table-cell table:formula="of:=SQRT(([.H23]^2/[.H3]^2) + ([.$B23]^2/[.$B3]^2))" office:value-type="float" office:value="0.124615642363199" calcext:value-type="float">
            <text:p>0.124615642363199</text:p>
          </table:table-cell>
        </table:table-row>
        <table:table-row table:style-name="ro1">
          <table:table-cell table:formula="of:=[.A4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509245" calcext:value-type="float">
            <text:p>0.000509245</text:p>
          </table:table-cell>
          <table:table-cell office:value-type="float" office:value="0.000921373" calcext:value-type="float">
            <text:p>0.000921373</text:p>
          </table:table-cell>
          <table:table-cell office:value-type="float" office:value="0.000955887" calcext:value-type="float">
            <text:p>0.000955887</text:p>
          </table:table-cell>
          <table:table-cell table:style-name="ce1" office:value-type="float" office:value="0.000028391" calcext:value-type="float">
            <text:p>2.84E-05</text:p>
          </table:table-cell>
          <table:table-cell/>
          <table:table-cell table:formula="of:=[.A24]" office:value-type="float" office:value="30" calcext:value-type="float">
            <text:p>30</text:p>
          </table:table-cell>
          <table:table-cell table:formula="of:=SQRT(([.B24]^2/[.B4]^2) + ([.$B24]^2/[.$B4]^2))" office:value-type="float" office:value="0.0860667526847295" calcext:value-type="float">
            <text:p>0.0860667526847295</text:p>
          </table:table-cell>
          <table:table-cell table:formula="of:=SQRT(([.C24]^2/[.C4]^2) + ([.$B24]^2/[.$B4]^2))" office:value-type="float" office:value="0.0620384932874542" calcext:value-type="float">
            <text:p>0.0620384932874542</text:p>
          </table:table-cell>
          <table:table-cell table:formula="of:=SQRT(([.D24]^2/[.D4]^2) + ([.$B24]^2/[.$B4]^2))" office:value-type="float" office:value="0.106015683169639" calcext:value-type="float">
            <text:p>0.106015683169639</text:p>
          </table:table-cell>
          <table:table-cell table:formula="of:=SQRT(([.E24]^2/[.E4]^2) + ([.$B24]^2/[.$B4]^2))" office:value-type="float" office:value="0.576213674939174" calcext:value-type="float">
            <text:p>0.576213674939174</text:p>
          </table:table-cell>
          <table:table-cell table:formula="of:=SQRT(([.F24]^2/[.F4]^2) + ([.$B24]^2/[.$B4]^2))" office:value-type="float" office:value="0.463711375577722" calcext:value-type="float">
            <text:p>0.463711375577722</text:p>
          </table:table-cell>
          <table:table-cell table:formula="of:=SQRT(([.G24]^2/[.G4]^2) + ([.$B24]^2/[.$B4]^2))" office:value-type="float" office:value="0.461664776658952" calcext:value-type="float">
            <text:p>0.461664776658952</text:p>
          </table:table-cell>
          <table:table-cell table:formula="of:=SQRT(([.H24]^2/[.H4]^2) + ([.$B24]^2/[.$B4]^2))" office:value-type="float" office:value="0.0836623695430832" calcext:value-type="float">
            <text:p>0.0836623695430832</text:p>
          </table:table-cell>
        </table:table-row>
        <table:table-row table:style-name="ro1">
          <table:table-cell table:formula="of:=[.A5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0603584" calcext:value-type="float">
            <text:p>0.000603584</text:p>
          </table:table-cell>
          <table:table-cell office:value-type="float" office:value="0.00189856" calcext:value-type="float">
            <text:p>0.00189856</text:p>
          </table:table-cell>
          <table:table-cell office:value-type="float" office:value="0.00216746" calcext:value-type="float">
            <text:p>0.00216746</text:p>
          </table:table-cell>
          <table:table-cell office:value-type="float" office:value="0.000216202" calcext:value-type="float">
            <text:p>0.000216202</text:p>
          </table:table-cell>
          <table:table-cell/>
          <table:table-cell table:formula="of:=[.A25]" office:value-type="float" office:value="40" calcext:value-type="float">
            <text:p>40</text:p>
          </table:table-cell>
          <table:table-cell table:formula="of:=SQRT(([.B25]^2/[.B5]^2) + ([.$B25]^2/[.$B5]^2))" office:value-type="float" office:value="0.121864071065845" calcext:value-type="float">
            <text:p>0.121864071065845</text:p>
          </table:table-cell>
          <table:table-cell table:formula="of:=SQRT(([.C25]^2/[.C5]^2) + ([.$B25]^2/[.$B5]^2))" office:value-type="float" office:value="0.100609360256519" calcext:value-type="float">
            <text:p>0.100609360256519</text:p>
          </table:table-cell>
          <table:table-cell table:formula="of:=SQRT(([.D25]^2/[.D5]^2) + ([.$B25]^2/[.$B5]^2))" office:value-type="float" office:value="0.231909764000343" calcext:value-type="float">
            <text:p>0.231909764000343</text:p>
          </table:table-cell>
          <table:table-cell table:formula="of:=SQRT(([.E25]^2/[.E5]^2) + ([.$B25]^2/[.$B5]^2))" office:value-type="float" office:value="0.335199964089161" calcext:value-type="float">
            <text:p>0.335199964089161</text:p>
          </table:table-cell>
          <table:table-cell table:formula="of:=SQRT(([.F25]^2/[.F5]^2) + ([.$B25]^2/[.$B5]^2))" office:value-type="float" office:value="0.362810785553728" calcext:value-type="float">
            <text:p>0.362810785553728</text:p>
          </table:table-cell>
          <table:table-cell table:formula="of:=SQRT(([.G25]^2/[.G5]^2) + ([.$B25]^2/[.$B5]^2))" office:value-type="float" office:value="0.438344790407118" calcext:value-type="float">
            <text:p>0.438344790407118</text:p>
          </table:table-cell>
          <table:table-cell table:formula="of:=SQRT(([.H25]^2/[.H5]^2) + ([.$B25]^2/[.$B5]^2))" office:value-type="float" office:value="0.109521941683526" calcext:value-type="float">
            <text:p>0.109521941683526</text:p>
          </table:table-cell>
        </table:table-row>
        <table:table-row table:style-name="ro1">
          <table:table-cell table:formula="of:=[.A6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22242" calcext:value-type="float">
            <text:p>0.0022242</text:p>
          </table:table-cell>
          <table:table-cell office:value-type="float" office:value="0.00174305" calcext:value-type="float">
            <text:p>0.00174305</text:p>
          </table:table-cell>
          <table:table-cell office:value-type="float" office:value="0.00131785" calcext:value-type="float">
            <text:p>0.00131785</text:p>
          </table:table-cell>
          <table:table-cell office:value-type="float" office:value="0.000223163" calcext:value-type="float">
            <text:p>0.000223163</text:p>
          </table:table-cell>
          <table:table-cell/>
          <table:table-cell table:formula="of:=[.A26]" office:value-type="float" office:value="50" calcext:value-type="float">
            <text:p>50</text:p>
          </table:table-cell>
          <table:table-cell table:formula="of:=SQRT(([.B26]^2/[.B6]^2) + ([.$B26]^2/[.$B6]^2))" office:value-type="float" office:value="0.0305017941884874" calcext:value-type="float">
            <text:p>0.0305017941884874</text:p>
          </table:table-cell>
          <table:table-cell table:formula="of:=SQRT(([.C26]^2/[.C6]^2) + ([.$B26]^2/[.$B6]^2))" office:value-type="float" office:value="0.0297252046486362" calcext:value-type="float">
            <text:p>0.0297252046486362</text:p>
          </table:table-cell>
          <table:table-cell table:formula="of:=SQRT(([.D26]^2/[.D6]^2) + ([.$B26]^2/[.$B6]^2))" office:value-type="float" office:value="0.0448690245622102" calcext:value-type="float">
            <text:p>0.0448690245622102</text:p>
          </table:table-cell>
          <table:table-cell table:formula="of:=SQRT(([.E26]^2/[.E6]^2) + ([.$B26]^2/[.$B6]^2))" office:value-type="float" office:value="0.250422939759657" calcext:value-type="float">
            <text:p>0.250422939759657</text:p>
          </table:table-cell>
          <table:table-cell table:formula="of:=SQRT(([.F26]^2/[.F6]^2) + ([.$B26]^2/[.$B6]^2))" office:value-type="float" office:value="0.0724208332523561" calcext:value-type="float">
            <text:p>0.0724208332523561</text:p>
          </table:table-cell>
          <table:table-cell table:formula="of:=SQRT(([.G26]^2/[.G6]^2) + ([.$B26]^2/[.$B6]^2))" office:value-type="float" office:value="0.112137368529354" calcext:value-type="float">
            <text:p>0.112137368529354</text:p>
          </table:table-cell>
          <table:table-cell table:formula="of:=SQRT(([.H26]^2/[.H6]^2) + ([.$B26]^2/[.$B6]^2))" office:value-type="float" office:value="0.0310477825833083" calcext:value-type="float">
            <text:p>0.0310477825833083</text:p>
          </table:table-cell>
        </table:table-row>
        <table:table-row table:style-name="ro1">
          <table:table-cell table:formula="of:=[.A7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60591" calcext:value-type="float">
            <text:p>0.00160591</text:p>
          </table:table-cell>
          <table:table-cell office:value-type="float" office:value="0.00387626" calcext:value-type="float">
            <text:p>0.00387626</text:p>
          </table:table-cell>
          <table:table-cell office:value-type="float" office:value="0.00186027" calcext:value-type="float">
            <text:p>0.00186027</text:p>
          </table:table-cell>
          <table:table-cell office:value-type="float" office:value="0.00119485" calcext:value-type="float">
            <text:p>0.00119485</text:p>
          </table:table-cell>
          <table:table-cell/>
          <table:table-cell table:formula="of:=[.A27]" office:value-type="float" office:value="60" calcext:value-type="float">
            <text:p>60</text:p>
          </table:table-cell>
          <table:table-cell table:formula="of:=SQRT(([.B27]^2/[.B7]^2) + ([.$B27]^2/[.$B7]^2))" office:value-type="float" office:value="0.0127670585240856" calcext:value-type="float">
            <text:p>0.0127670585240856</text:p>
          </table:table-cell>
          <table:table-cell table:formula="of:=SQRT(([.C27]^2/[.C7]^2) + ([.$B27]^2/[.$B7]^2))" office:value-type="float" office:value="0.0156173362395841" calcext:value-type="float">
            <text:p>0.0156173362395841</text:p>
          </table:table-cell>
          <table:table-cell table:formula="of:=SQRT(([.D27]^2/[.D7]^2) + ([.$B27]^2/[.$B7]^2))" office:value-type="float" office:value="0.0173024694191009" calcext:value-type="float">
            <text:p>0.0173024694191009</text:p>
          </table:table-cell>
          <table:table-cell table:formula="of:=SQRT(([.E27]^2/[.E7]^2) + ([.$B27]^2/[.$B7]^2))" office:value-type="float" office:value="0.05591457313498" calcext:value-type="float">
            <text:p>0.05591457313498</text:p>
          </table:table-cell>
          <table:table-cell table:formula="of:=SQRT(([.F27]^2/[.F7]^2) + ([.$B27]^2/[.$B7]^2))" office:value-type="float" office:value="0.0655079326935368" calcext:value-type="float">
            <text:p>0.0655079326935368</text:p>
          </table:table-cell>
          <table:table-cell table:formula="of:=SQRT(([.G27]^2/[.G7]^2) + ([.$B27]^2/[.$B7]^2))" office:value-type="float" office:value="0.0749475644391453" calcext:value-type="float">
            <text:p>0.0749475644391453</text:p>
          </table:table-cell>
          <table:table-cell table:formula="of:=SQRT(([.H27]^2/[.H7]^2) + ([.$B27]^2/[.$B7]^2))" office:value-type="float" office:value="0.0537196874371281" calcext:value-type="float">
            <text:p>0.0537196874371281</text:p>
          </table:table-cell>
        </table:table-row>
        <table:table-row table:style-name="ro1">
          <table:table-cell table:formula="of:=[.A8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357178" calcext:value-type="float">
            <text:p>0.00357178</text:p>
          </table:table-cell>
          <table:table-cell office:value-type="float" office:value="0.00659826" calcext:value-type="float">
            <text:p>0.00659826</text:p>
          </table:table-cell>
          <table:table-cell office:value-type="float" office:value="0.0023993" calcext:value-type="float">
            <text:p>0.0023993</text:p>
          </table:table-cell>
          <table:table-cell office:value-type="float" office:value="0.000219887" calcext:value-type="float">
            <text:p>0.000219887</text:p>
          </table:table-cell>
          <table:table-cell/>
          <table:table-cell table:formula="of:=[.A28]" office:value-type="float" office:value="70" calcext:value-type="float">
            <text:p>70</text:p>
          </table:table-cell>
          <table:table-cell table:formula="of:=SQRT(([.B28]^2/[.B8]^2) + ([.$B28]^2/[.$B8]^2))" office:value-type="float" office:value="0.0984880899363942" calcext:value-type="float">
            <text:p>0.0984880899363942</text:p>
          </table:table-cell>
          <table:table-cell table:formula="of:=SQRT(([.C28]^2/[.C8]^2) + ([.$B28]^2/[.$B8]^2))" office:value-type="float" office:value="0.0700692731324506" calcext:value-type="float">
            <text:p>0.0700692731324506</text:p>
          </table:table-cell>
          <table:table-cell table:formula="of:=SQRT(([.D28]^2/[.D8]^2) + ([.$B28]^2/[.$B8]^2))" office:value-type="float" office:value="0.0708579255683091" calcext:value-type="float">
            <text:p>0.0708579255683091</text:p>
          </table:table-cell>
          <table:table-cell table:formula="of:=SQRT(([.E28]^2/[.E8]^2) + ([.$B28]^2/[.$B8]^2))" office:value-type="float" office:value="0.0926824414670187" calcext:value-type="float">
            <text:p>0.0926824414670187</text:p>
          </table:table-cell>
          <table:table-cell table:formula="of:=SQRT(([.F28]^2/[.F8]^2) + ([.$B28]^2/[.$B8]^2))" office:value-type="float" office:value="0.0912914218094345" calcext:value-type="float">
            <text:p>0.0912914218094345</text:p>
          </table:table-cell>
          <table:table-cell table:formula="of:=SQRT(([.G28]^2/[.G8]^2) + ([.$B28]^2/[.$B8]^2))" office:value-type="float" office:value="0.0875333976841412" calcext:value-type="float">
            <text:p>0.0875333976841412</text:p>
          </table:table-cell>
          <table:table-cell table:formula="of:=SQRT(([.H28]^2/[.H8]^2) + ([.$B28]^2/[.$B8]^2))" office:value-type="float" office:value="0.0698552877498371" calcext:value-type="float">
            <text:p>0.0698552877498371</text:p>
          </table:table-cell>
        </table:table-row>
        <table:table-row table:style-name="ro1">
          <table:table-cell table:formula="of:=[.A9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566085" calcext:value-type="float">
            <text:p>0.00566085</text:p>
          </table:table-cell>
          <table:table-cell office:value-type="float" office:value="0.00826153" calcext:value-type="float">
            <text:p>0.00826153</text:p>
          </table:table-cell>
          <table:table-cell office:value-type="float" office:value="0.00419079" calcext:value-type="float">
            <text:p>0.00419079</text:p>
          </table:table-cell>
          <table:table-cell office:value-type="float" office:value="0.000386967" calcext:value-type="float">
            <text:p>0.000386967</text:p>
          </table:table-cell>
          <table:table-cell/>
          <table:table-cell table:formula="of:=[.A29]" office:value-type="float" office:value="80" calcext:value-type="float">
            <text:p>80</text:p>
          </table:table-cell>
          <table:table-cell table:formula="of:=SQRT(([.B29]^2/[.B9]^2) + ([.$B29]^2/[.$B9]^2))" office:value-type="float" office:value="0.060044211750469" calcext:value-type="float">
            <text:p>0.060044211750469</text:p>
          </table:table-cell>
          <table:table-cell table:formula="of:=SQRT(([.C29]^2/[.C9]^2) + ([.$B29]^2/[.$B9]^2))" office:value-type="float" office:value="0.0430293023894404" calcext:value-type="float">
            <text:p>0.0430293023894404</text:p>
          </table:table-cell>
          <table:table-cell table:formula="of:=SQRT(([.D29]^2/[.D9]^2) + ([.$B29]^2/[.$B9]^2))" office:value-type="float" office:value="0.042997391499232" calcext:value-type="float">
            <text:p>0.042997391499232</text:p>
          </table:table-cell>
          <table:table-cell table:formula="of:=SQRT(([.E29]^2/[.E9]^2) + ([.$B29]^2/[.$B9]^2))" office:value-type="float" office:value="0.0717561851912875" calcext:value-type="float">
            <text:p>0.0717561851912875</text:p>
          </table:table-cell>
          <table:table-cell table:formula="of:=SQRT(([.F29]^2/[.F9]^2) + ([.$B29]^2/[.$B9]^2))" office:value-type="float" office:value="0.0620272209034993" calcext:value-type="float">
            <text:p>0.0620272209034993</text:p>
          </table:table-cell>
          <table:table-cell table:formula="of:=SQRT(([.G29]^2/[.G9]^2) + ([.$B29]^2/[.$B9]^2))" office:value-type="float" office:value="0.0699036147887226" calcext:value-type="float">
            <text:p>0.0699036147887226</text:p>
          </table:table-cell>
          <table:table-cell table:formula="of:=SQRT(([.H29]^2/[.H9]^2) + ([.$B29]^2/[.$B9]^2))" office:value-type="float" office:value="0.0428043880864404" calcext:value-type="float">
            <text:p>0.0428043880864404</text:p>
          </table:table-cell>
        </table:table-row>
        <table:table-row table:style-name="ro1">
          <table:table-cell table:formula="of:=[.A10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4218" calcext:value-type="float">
            <text:p>0.00774218</text:p>
          </table:table-cell>
          <table:table-cell office:value-type="float" office:value="0.00812624" calcext:value-type="float">
            <text:p>0.00812624</text:p>
          </table:table-cell>
          <table:table-cell office:value-type="float" office:value="0.0231716" calcext:value-type="float">
            <text:p>0.0231716</text:p>
          </table:table-cell>
          <table:table-cell office:value-type="float" office:value="0.00047144" calcext:value-type="float">
            <text:p>0.00047144</text:p>
          </table:table-cell>
          <table:table-cell/>
          <table:table-cell table:formula="of:=[.A30]" office:value-type="float" office:value="90" calcext:value-type="float">
            <text:p>90</text:p>
          </table:table-cell>
          <table:table-cell table:formula="of:=SQRT(([.B30]^2/[.B10]^2) + ([.$B30]^2/[.$B10]^2))" office:value-type="float" office:value="0.0340188809749165" calcext:value-type="float">
            <text:p>0.0340188809749165</text:p>
          </table:table-cell>
          <table:table-cell table:formula="of:=SQRT(([.C30]^2/[.C10]^2) + ([.$B30]^2/[.$B10]^2))" office:value-type="float" office:value="0.0243034354496647" calcext:value-type="float">
            <text:p>0.0243034354496647</text:p>
          </table:table-cell>
          <table:table-cell table:formula="of:=SQRT(([.D30]^2/[.D10]^2) + ([.$B30]^2/[.$B10]^2))" office:value-type="float" office:value="0.0862277535998227" calcext:value-type="float">
            <text:p>0.0862277535998227</text:p>
          </table:table-cell>
          <table:table-cell table:formula="of:=SQRT(([.E30]^2/[.E10]^2) + ([.$B30]^2/[.$B10]^2))" office:value-type="float" office:value="0.0541730148093952" calcext:value-type="float">
            <text:p>0.0541730148093952</text:p>
          </table:table-cell>
          <table:table-cell table:formula="of:=SQRT(([.F30]^2/[.F10]^2) + ([.$B30]^2/[.$B10]^2))" office:value-type="float" office:value="0.0364456446633544" calcext:value-type="float">
            <text:p>0.0364456446633544</text:p>
          </table:table-cell>
          <table:table-cell table:formula="of:=SQRT(([.G30]^2/[.G10]^2) + ([.$B30]^2/[.$B10]^2))" office:value-type="float" office:value="0.184519446975162" calcext:value-type="float">
            <text:p>0.184519446975162</text:p>
          </table:table-cell>
          <table:table-cell table:formula="of:=SQRT(([.H30]^2/[.H10]^2) + ([.$B30]^2/[.$B10]^2))" office:value-type="float" office:value="0.0244256263592963" calcext:value-type="float">
            <text:p>0.0244256263592963</text:p>
          </table:table-cell>
        </table:table-row>
        <table:table-row table:style-name="ro1">
          <table:table-cell table:formula="of:=[.A11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10361" calcext:value-type="float">
            <text:p>0.010361</text:p>
          </table:table-cell>
          <table:table-cell office:value-type="float" office:value="0.0126221" calcext:value-type="float">
            <text:p>0.0126221</text:p>
          </table:table-cell>
          <table:table-cell office:value-type="float" office:value="0.0182941" calcext:value-type="float">
            <text:p>0.0182941</text:p>
          </table:table-cell>
          <table:table-cell office:value-type="float" office:value="0.00136963" calcext:value-type="float">
            <text:p>0.00136963</text:p>
          </table:table-cell>
          <table:table-cell/>
          <table:table-cell table:formula="of:=[.A31]" office:value-type="float" office:value="100" calcext:value-type="float">
            <text:p>100</text:p>
          </table:table-cell>
          <table:table-cell table:formula="of:=SQRT(([.B31]^2/[.B11]^2) + ([.$B31]^2/[.$B11]^2))" office:value-type="float" office:value="0.0240172159022123" calcext:value-type="float">
            <text:p>0.0240172159022123</text:p>
          </table:table-cell>
          <table:table-cell table:formula="of:=SQRT(([.C31]^2/[.C11]^2) + ([.$B31]^2/[.$B11]^2))" office:value-type="float" office:value="0.028636255285371" calcext:value-type="float">
            <text:p>0.028636255285371</text:p>
          </table:table-cell>
          <table:table-cell table:formula="of:=SQRT(([.D31]^2/[.D11]^2) + ([.$B31]^2/[.$B11]^2))" office:value-type="float" office:value="0.018324086613934" calcext:value-type="float">
            <text:p>0.018324086613934</text:p>
          </table:table-cell>
          <table:table-cell table:formula="of:=SQRT(([.E31]^2/[.E11]^2) + ([.$B31]^2/[.$B11]^2))" office:value-type="float" office:value="0.0469022952237718" calcext:value-type="float">
            <text:p>0.0469022952237718</text:p>
          </table:table-cell>
          <table:table-cell table:formula="of:=SQRT(([.F31]^2/[.F11]^2) + ([.$B31]^2/[.$B11]^2))" office:value-type="float" office:value="0.0328781220104031" calcext:value-type="float">
            <text:p>0.0328781220104031</text:p>
          </table:table-cell>
          <table:table-cell table:formula="of:=SQRT(([.G31]^2/[.G11]^2) + ([.$B31]^2/[.$B11]^2))" office:value-type="float" office:value="0.0983206610162627" calcext:value-type="float">
            <text:p>0.0983206610162627</text:p>
          </table:table-cell>
          <table:table-cell table:formula="of:=SQRT(([.H31]^2/[.H11]^2) + ([.$B31]^2/[.$B11]^2))" office:value-type="float" office:value="0.0187125747331787" calcext:value-type="float">
            <text:p>0.0187125747331787</text:p>
          </table:table-cell>
        </table:table-row>
        <table:table-row table:style-name="ro1">
          <table:table-cell table:formula="of:=[.A12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61106" calcext:value-type="float">
            <text:p>0.0161106</text:p>
          </table:table-cell>
          <table:table-cell office:value-type="float" office:value="0.0193292" calcext:value-type="float">
            <text:p>0.0193292</text:p>
          </table:table-cell>
          <table:table-cell office:value-type="float" office:value="0.00105388" calcext:value-type="float">
            <text:p>0.00105388</text:p>
          </table:table-cell>
          <table:table-cell office:value-type="float" office:value="0.000414367" calcext:value-type="float">
            <text:p>0.000414367</text:p>
          </table:table-cell>
          <table:table-cell/>
          <table:table-cell table:formula="of:=[.A32]" office:value-type="float" office:value="110" calcext:value-type="float">
            <text:p>110</text:p>
          </table:table-cell>
          <table:table-cell table:formula="of:=SQRT(([.B32]^2/[.B12]^2) + ([.$B32]^2/[.$B12]^2))" office:value-type="float" office:value="0.0260468734447281" calcext:value-type="float">
            <text:p>0.0260468734447281</text:p>
          </table:table-cell>
          <table:table-cell table:formula="of:=SQRT(([.C32]^2/[.C12]^2) + ([.$B32]^2/[.$B12]^2))" office:value-type="float" office:value="0.0206189056223478" calcext:value-type="float">
            <text:p>0.0206189056223478</text:p>
          </table:table-cell>
          <table:table-cell table:formula="of:=SQRT(([.D32]^2/[.D12]^2) + ([.$B32]^2/[.$B12]^2))" office:value-type="float" office:value="0.0188406214513159" calcext:value-type="float">
            <text:p>0.0188406214513159</text:p>
          </table:table-cell>
          <table:table-cell table:formula="of:=SQRT(([.E32]^2/[.E12]^2) + ([.$B32]^2/[.$B12]^2))" office:value-type="float" office:value="0.0474702057030397" calcext:value-type="float">
            <text:p>0.0474702057030397</text:p>
          </table:table-cell>
          <table:table-cell table:formula="of:=SQRT(([.F32]^2/[.F12]^2) + ([.$B32]^2/[.$B12]^2))" office:value-type="float" office:value="0.0354009299345248" calcext:value-type="float">
            <text:p>0.0354009299345248</text:p>
          </table:table-cell>
          <table:table-cell table:formula="of:=SQRT(([.G32]^2/[.G12]^2) + ([.$B32]^2/[.$B12]^2))" office:value-type="float" office:value="0.0188274346735788" calcext:value-type="float">
            <text:p>0.0188274346735788</text:p>
          </table:table-cell>
          <table:table-cell table:formula="of:=SQRT(([.H32]^2/[.H12]^2) + ([.$B32]^2/[.$B12]^2))" office:value-type="float" office:value="0.0184918609828244" calcext:value-type="float">
            <text:p>0.0184918609828244</text:p>
          </table:table-cell>
        </table:table-row>
        <table:table-row table:style-name="ro1">
          <table:table-cell table:formula="of:=[.A13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0.015048" calcext:value-type="float">
            <text:p>0.015048</text:p>
          </table:table-cell>
          <table:table-cell office:value-type="float" office:value="0.0134417" calcext:value-type="float">
            <text:p>0.0134417</text:p>
          </table:table-cell>
          <table:table-cell office:value-type="float" office:value="0.00135386" calcext:value-type="float">
            <text:p>0.00135386</text:p>
          </table:table-cell>
          <table:table-cell/>
          <table:table-cell table:formula="of:=[.A33]" office:value-type="float" office:value="120" calcext:value-type="float">
            <text:p>120</text:p>
          </table:table-cell>
          <table:table-cell table:formula="of:=SQRT(([.B33]^2/[.B13]^2) + ([.$B33]^2/[.$B13]^2))" office:value-type="float" office:value="0.00844250623937539" calcext:value-type="float">
            <text:p>0.00844250623937539</text:p>
          </table:table-cell>
          <table:table-cell table:formula="of:=SQRT(([.C33]^2/[.C13]^2) + ([.$B33]^2/[.$B13]^2))" office:value-type="float" office:value="0.00896630220391576" calcext:value-type="float">
            <text:p>0.00896630220391576</text:p>
          </table:table-cell>
          <table:table-cell table:formula="of:=SQRT(([.D33]^2/[.D13]^2) + ([.$B33]^2/[.$B13]^2))" office:value-type="float" office:value="0.00712767996173104" calcext:value-type="float">
            <text:p>0.00712767996173104</text:p>
          </table:table-cell>
          <table:table-cell table:formula="of:=SQRT(([.E33]^2/[.E13]^2) + ([.$B33]^2/[.$B13]^2))" office:value-type="float" office:value="0.0410407550842188" calcext:value-type="float">
            <text:p>0.0410407550842188</text:p>
          </table:table-cell>
          <table:table-cell table:formula="of:=SQRT(([.F33]^2/[.F13]^2) + ([.$B33]^2/[.$B13]^2))" office:value-type="float" office:value="0.0173482337648349" calcext:value-type="float">
            <text:p>0.0173482337648349</text:p>
          </table:table-cell>
          <table:table-cell table:formula="of:=SQRT(([.G33]^2/[.G13]^2) + ([.$B33]^2/[.$B13]^2))" office:value-type="float" office:value="0.0347673492419615" calcext:value-type="float">
            <text:p>0.0347673492419615</text:p>
          </table:table-cell>
          <table:table-cell table:formula="of:=SQRT(([.H33]^2/[.H13]^2) + ([.$B33]^2/[.$B13]^2))" office:value-type="float" office:value="0.00706631039387375" calcext:value-type="float">
            <text:p>0.00706631039387375</text:p>
          </table:table-cell>
        </table:table-row>
        <table:table-row table:style-name="ro1">
          <table:table-cell table:formula="of:=[.A14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109599" calcext:value-type="float">
            <text:p>0.0109599</text:p>
          </table:table-cell>
          <table:table-cell office:value-type="float" office:value="0.0168294" calcext:value-type="float">
            <text:p>0.0168294</text:p>
          </table:table-cell>
          <table:table-cell office:value-type="float" office:value="0.0269188" calcext:value-type="float">
            <text:p>0.0269188</text:p>
          </table:table-cell>
          <table:table-cell office:value-type="float" office:value="0.0045157" calcext:value-type="float">
            <text:p>0.0045157</text:p>
          </table:table-cell>
          <table:table-cell/>
          <table:table-cell table:formula="of:=[.A34]" office:value-type="float" office:value="130" calcext:value-type="float">
            <text:p>130</text:p>
          </table:table-cell>
          <table:table-cell table:formula="of:=SQRT(([.B34]^2/[.B14]^2) + ([.$B34]^2/[.$B14]^2))" office:value-type="float" office:value="0.0285277483539826" calcext:value-type="float">
            <text:p>0.0285277483539826</text:p>
          </table:table-cell>
          <table:table-cell table:formula="of:=SQRT(([.C34]^2/[.C14]^2) + ([.$B34]^2/[.$B14]^2))" office:value-type="float" office:value="0.0276555423741135" calcext:value-type="float">
            <text:p>0.0276555423741135</text:p>
          </table:table-cell>
          <table:table-cell table:formula="of:=SQRT(([.D34]^2/[.D14]^2) + ([.$B34]^2/[.$B14]^2))" office:value-type="float" office:value="0.0213506783614771" calcext:value-type="float">
            <text:p>0.0213506783614771</text:p>
          </table:table-cell>
          <table:table-cell table:formula="of:=SQRT(([.E34]^2/[.E14]^2) + ([.$B34]^2/[.$B14]^2))" office:value-type="float" office:value="0.0254928566628733" calcext:value-type="float">
            <text:p>0.0254928566628733</text:p>
          </table:table-cell>
          <table:table-cell table:formula="of:=SQRT(([.F34]^2/[.F14]^2) + ([.$B34]^2/[.$B14]^2))" office:value-type="float" office:value="0.0241795437575995" calcext:value-type="float">
            <text:p>0.0241795437575995</text:p>
          </table:table-cell>
          <table:table-cell table:formula="of:=SQRT(([.G34]^2/[.G14]^2) + ([.$B34]^2/[.$B14]^2))" office:value-type="float" office:value="0.0532848886781063" calcext:value-type="float">
            <text:p>0.0532848886781063</text:p>
          </table:table-cell>
          <table:table-cell table:formula="of:=SQRT(([.H34]^2/[.H14]^2) + ([.$B34]^2/[.$B14]^2))" office:value-type="float" office:value="0.022139292562311" calcext:value-type="float">
            <text:p>0.022139292562311</text:p>
          </table:table-cell>
        </table:table-row>
        <table:table-row table:style-name="ro1">
          <table:table-cell table:formula="of:=[.A15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226857" calcext:value-type="float">
            <text:p>0.0226857</text:p>
          </table:table-cell>
          <table:table-cell office:value-type="float" office:value="0.0348656" calcext:value-type="float">
            <text:p>0.0348656</text:p>
          </table:table-cell>
          <table:table-cell office:value-type="float" office:value="0.0402808" calcext:value-type="float">
            <text:p>0.0402808</text:p>
          </table:table-cell>
          <table:table-cell office:value-type="float" office:value="0.00144443" calcext:value-type="float">
            <text:p>0.00144443</text:p>
          </table:table-cell>
          <table:table-cell/>
          <table:table-cell table:formula="of:=[.A35]" office:value-type="float" office:value="140" calcext:value-type="float">
            <text:p>140</text:p>
          </table:table-cell>
          <table:table-cell table:formula="of:=SQRT(([.B35]^2/[.B15]^2) + ([.$B35]^2/[.$B15]^2))" office:value-type="float" office:value="0.00396458078316483" calcext:value-type="float">
            <text:p>0.00396458078316483</text:p>
          </table:table-cell>
          <table:table-cell table:formula="of:=SQRT(([.C35]^2/[.C15]^2) + ([.$B35]^2/[.$B15]^2))" office:value-type="float" office:value="0.0160317421719584" calcext:value-type="float">
            <text:p>0.0160317421719584</text:p>
          </table:table-cell>
          <table:table-cell table:formula="of:=SQRT(([.D35]^2/[.D15]^2) + ([.$B35]^2/[.$B15]^2))" office:value-type="float" office:value="0.00366915708934634" calcext:value-type="float">
            <text:p>0.00366915708934634</text:p>
          </table:table-cell>
          <table:table-cell table:formula="of:=SQRT(([.E35]^2/[.E15]^2) + ([.$B35]^2/[.$B15]^2))" office:value-type="float" office:value="0.0239354260940321" calcext:value-type="float">
            <text:p>0.0239354260940321</text:p>
          </table:table-cell>
          <table:table-cell table:formula="of:=SQRT(([.F35]^2/[.F15]^2) + ([.$B35]^2/[.$B15]^2))" office:value-type="float" office:value="0.0209233506251345" calcext:value-type="float">
            <text:p>0.0209233506251345</text:p>
          </table:table-cell>
          <table:table-cell table:formula="of:=SQRT(([.G35]^2/[.G15]^2) + ([.$B35]^2/[.$B15]^2))" office:value-type="float" office:value="0.0551424546414564" calcext:value-type="float">
            <text:p>0.0551424546414564</text:p>
          </table:table-cell>
          <table:table-cell table:formula="of:=SQRT(([.H35]^2/[.H15]^2) + ([.$B35]^2/[.$B15]^2))" office:value-type="float" office:value="0.00357613358990174" calcext:value-type="float">
            <text:p>0.00357613358990174</text:p>
          </table:table-cell>
        </table:table-row>
        <table:table-row table:style-name="ro1">
          <table:table-cell table:formula="of:=[.A16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465625" calcext:value-type="float">
            <text:p>0.0465625</text:p>
          </table:table-cell>
          <table:table-cell office:value-type="float" office:value="0.0241128" calcext:value-type="float">
            <text:p>0.0241128</text:p>
          </table:table-cell>
          <table:table-cell office:value-type="float" office:value="0.0220582" calcext:value-type="float">
            <text:p>0.0220582</text:p>
          </table:table-cell>
          <table:table-cell office:value-type="float" office:value="0.0184581" calcext:value-type="float">
            <text:p>0.0184581</text:p>
          </table:table-cell>
          <table:table-cell/>
          <table:table-cell table:formula="of:=[.A36]" office:value-type="float" office:value="150" calcext:value-type="float">
            <text:p>150</text:p>
          </table:table-cell>
          <table:table-cell table:formula="of:=SQRT(([.B36]^2/[.B16]^2) + ([.$B36]^2/[.$B16]^2))" office:value-type="float" office:value="0.0216159750005064" calcext:value-type="float">
            <text:p>0.0216159750005064</text:p>
          </table:table-cell>
          <table:table-cell table:formula="of:=SQRT(([.C36]^2/[.C16]^2) + ([.$B36]^2/[.$B16]^2))" office:value-type="float" office:value="0.0302211308237323" calcext:value-type="float">
            <text:p>0.0302211308237323</text:p>
          </table:table-cell>
          <table:table-cell table:formula="of:=SQRT(([.D36]^2/[.D16]^2) + ([.$B36]^2/[.$B16]^2))" office:value-type="float" office:value="0.0180110139543172" calcext:value-type="float">
            <text:p>0.0180110139543172</text:p>
          </table:table-cell>
          <table:table-cell table:formula="of:=SQRT(([.E36]^2/[.E16]^2) + ([.$B36]^2/[.$B16]^2))" office:value-type="float" office:value="0.040733053330328" calcext:value-type="float">
            <text:p>0.040733053330328</text:p>
          </table:table-cell>
          <table:table-cell table:formula="of:=SQRT(([.F36]^2/[.F16]^2) + ([.$B36]^2/[.$B16]^2))" office:value-type="float" office:value="0.0188205938277939" calcext:value-type="float">
            <text:p>0.0188205938277939</text:p>
          </table:table-cell>
          <table:table-cell table:formula="of:=SQRT(([.G36]^2/[.G16]^2) + ([.$B36]^2/[.$B16]^2))" office:value-type="float" office:value="0.0278493051252714" calcext:value-type="float">
            <text:p>0.0278493051252714</text:p>
          </table:table-cell>
          <table:table-cell table:formula="of:=SQRT(([.H36]^2/[.H16]^2) + ([.$B36]^2/[.$B16]^2))" office:value-type="float" office:value="0.0261221978437881" calcext:value-type="float">
            <text:p>0.0261221978437881</text:p>
          </table:table-cell>
        </table:table-row>
        <table:table-row table:style-name="ro1">
          <table:table-cell table:formula="of:=[.A17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116684" calcext:value-type="float">
            <text:p>0.116684</text:p>
          </table:table-cell>
          <table:table-cell office:value-type="float" office:value="0.00880465" calcext:value-type="float">
            <text:p>0.00880465</text:p>
          </table:table-cell>
          <table:table-cell/>
          <table:table-cell table:formula="of:=[.A37]" office:value-type="float" office:value="160" calcext:value-type="float">
            <text:p>160</text:p>
          </table:table-cell>
          <table:table-cell table:formula="of:=SQRT(([.B37]^2/[.B17]^2) + ([.$B37]^2/[.$B17]^2))" office:value-type="float" office:value="0.0222891796686549" calcext:value-type="float">
            <text:p>0.0222891796686549</text:p>
          </table:table-cell>
          <table:table-cell table:formula="of:=SQRT(([.C37]^2/[.C17]^2) + ([.$B37]^2/[.$B17]^2))" office:value-type="float" office:value="0.0168094122631009" calcext:value-type="float">
            <text:p>0.0168094122631009</text:p>
          </table:table-cell>
          <table:table-cell table:formula="of:=SQRT(([.D37]^2/[.D17]^2) + ([.$B37]^2/[.$B17]^2))" office:value-type="float" office:value="0.0162159493254169" calcext:value-type="float">
            <text:p>0.0162159493254169</text:p>
          </table:table-cell>
          <table:table-cell table:formula="of:=SQRT(([.E37]^2/[.E17]^2) + ([.$B37]^2/[.$B17]^2))" office:value-type="float" office:value="0.0175661369758903" calcext:value-type="float">
            <text:p>0.0175661369758903</text:p>
          </table:table-cell>
          <table:table-cell table:formula="of:=SQRT(([.F37]^2/[.F17]^2) + ([.$B37]^2/[.$B17]^2))" office:value-type="float" office:value="0.0199206990319061" calcext:value-type="float">
            <text:p>0.0199206990319061</text:p>
          </table:table-cell>
          <table:table-cell table:formula="of:=SQRT(([.G37]^2/[.G17]^2) + ([.$B37]^2/[.$B17]^2))" office:value-type="float" office:value="0.0945360363036844" calcext:value-type="float">
            <text:p>0.0945360363036844</text:p>
          </table:table-cell>
          <table:table-cell table:formula="of:=SQRT(([.H37]^2/[.H17]^2) + ([.$B37]^2/[.$B17]^2))" office:value-type="float" office:value="0.0176121626020381" calcext:value-type="float">
            <text:p>0.0176121626020381</text:p>
          </table:table-cell>
        </table:table-row>
        <table:table-row table:style-name="ro1">
          <table:table-cell table:formula="of:=[.A18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147425" calcext:value-type="float">
            <text:p>0.0147425</text:p>
          </table:table-cell>
          <table:table-cell office:value-type="float" office:value="0.0285774" calcext:value-type="float">
            <text:p>0.0285774</text:p>
          </table:table-cell>
          <table:table-cell office:value-type="float" office:value="0.0239487" calcext:value-type="float">
            <text:p>0.0239487</text:p>
          </table:table-cell>
          <table:table-cell office:value-type="float" office:value="0.0131388" calcext:value-type="float">
            <text:p>0.0131388</text:p>
          </table:table-cell>
          <table:table-cell/>
          <table:table-cell table:formula="of:=[.A38]" office:value-type="float" office:value="170" calcext:value-type="float">
            <text:p>170</text:p>
          </table:table-cell>
          <table:table-cell table:formula="of:=SQRT(([.B38]^2/[.B18]^2) + ([.$B38]^2/[.$B18]^2))" office:value-type="float" office:value="0.0141587939542745" calcext:value-type="float">
            <text:p>0.0141587939542745</text:p>
          </table:table-cell>
          <table:table-cell table:formula="of:=SQRT(([.C38]^2/[.C18]^2) + ([.$B38]^2/[.$B18]^2))" office:value-type="float" office:value="0.0329113448663955" calcext:value-type="float">
            <text:p>0.0329113448663955</text:p>
          </table:table-cell>
          <table:table-cell table:formula="of:=SQRT(([.D38]^2/[.D18]^2) + ([.$B38]^2/[.$B18]^2))" office:value-type="float" office:value="0.0101998858714825" calcext:value-type="float">
            <text:p>0.0101998858714825</text:p>
          </table:table-cell>
          <table:table-cell table:formula="of:=SQRT(([.E38]^2/[.E18]^2) + ([.$B38]^2/[.$B18]^2))" office:value-type="float" office:value="0.0123610915006304" calcext:value-type="float">
            <text:p>0.0123610915006304</text:p>
          </table:table-cell>
          <table:table-cell table:formula="of:=SQRT(([.F38]^2/[.F18]^2) + ([.$B38]^2/[.$B18]^2))" office:value-type="float" office:value="0.012709058406384" calcext:value-type="float">
            <text:p>0.012709058406384</text:p>
          </table:table-cell>
          <table:table-cell table:formula="of:=SQRT(([.G38]^2/[.G18]^2) + ([.$B38]^2/[.$B18]^2))" office:value-type="float" office:value="0.0181905367305379" calcext:value-type="float">
            <text:p>0.0181905367305379</text:p>
          </table:table-cell>
          <table:table-cell table:formula="of:=SQRT(([.H38]^2/[.H18]^2) + ([.$B38]^2/[.$B18]^2))" office:value-type="float" office:value="0.0134977877388969" calcext:value-type="float">
            <text:p>0.0134977877388969</text:p>
          </table:table-cell>
        </table:table-row>
        <table:table-row table:style-name="ro1">
          <table:table-cell table:formula="of:=[.A19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126861" calcext:value-type="float">
            <text:p>0.0126861</text:p>
          </table:table-cell>
          <table:table-cell office:value-type="float" office:value="0.293535" calcext:value-type="float">
            <text:p>0.293535</text:p>
          </table:table-cell>
          <table:table-cell office:value-type="float" office:value="0.022369" calcext:value-type="float">
            <text:p>0.022369</text:p>
          </table:table-cell>
          <table:table-cell office:value-type="float" office:value="0.00225033" calcext:value-type="float">
            <text:p>0.00225033</text:p>
          </table:table-cell>
          <table:table-cell/>
          <table:table-cell table:formula="of:=[.A39]" office:value-type="float" office:value="180" calcext:value-type="float">
            <text:p>180</text:p>
          </table:table-cell>
          <table:table-cell table:formula="of:=SQRT(([.B39]^2/[.B19]^2) + ([.$B39]^2/[.$B19]^2))" office:value-type="float" office:value="0.012167560600997" calcext:value-type="float">
            <text:p>0.012167560600997</text:p>
          </table:table-cell>
          <table:table-cell table:formula="of:=SQRT(([.C39]^2/[.C19]^2) + ([.$B39]^2/[.$B19]^2))" office:value-type="float" office:value="0.00947872772908532" calcext:value-type="float">
            <text:p>0.00947872772908532</text:p>
          </table:table-cell>
          <table:table-cell table:formula="of:=SQRT(([.D39]^2/[.D19]^2) + ([.$B39]^2/[.$B19]^2))" office:value-type="float" office:value="0.00995863620800916" calcext:value-type="float">
            <text:p>0.00995863620800916</text:p>
          </table:table-cell>
          <table:table-cell table:formula="of:=SQRT(([.E39]^2/[.E19]^2) + ([.$B39]^2/[.$B19]^2))" office:value-type="float" office:value="0.0099551576977602" calcext:value-type="float">
            <text:p>0.0099551576977602</text:p>
          </table:table-cell>
          <table:table-cell table:formula="of:=SQRT(([.F39]^2/[.F19]^2) + ([.$B39]^2/[.$B19]^2))" office:value-type="float" office:value="0.0640431959390255" calcext:value-type="float">
            <text:p>0.0640431959390255</text:p>
          </table:table-cell>
          <table:table-cell table:formula="of:=SQRT(([.G39]^2/[.G19]^2) + ([.$B39]^2/[.$B19]^2))" office:value-type="float" office:value="0.0142447275447769" calcext:value-type="float">
            <text:p>0.0142447275447769</text:p>
          </table:table-cell>
          <table:table-cell table:formula="of:=SQRT(([.H39]^2/[.H19]^2) + ([.$B39]^2/[.$B19]^2))" office:value-type="float" office:value="0.00869634137272974" calcext:value-type="float">
            <text:p>0.00869634137272974</text:p>
          </table:table-cell>
        </table:table-row>
        <table:table-row table:style-name="ro1">
          <table:table-cell table:formula="of:=[.A20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312825" calcext:value-type="float">
            <text:p>0.0312825</text:p>
          </table:table-cell>
          <table:table-cell office:value-type="float" office:value="1.3171" calcext:value-type="float">
            <text:p>1.3171</text:p>
          </table:table-cell>
          <table:table-cell office:value-type="float" office:value="0.0278559" calcext:value-type="float">
            <text:p>0.0278559</text:p>
          </table:table-cell>
          <table:table-cell office:value-type="float" office:value="0.0532936" calcext:value-type="float">
            <text:p>0.0532936</text:p>
          </table:table-cell>
          <table:table-cell/>
          <table:table-cell table:formula="of:=[.A40]" office:value-type="float" office:value="190" calcext:value-type="float">
            <text:p>190</text:p>
          </table:table-cell>
          <table:table-cell table:formula="of:=SQRT(([.B40]^2/[.B20]^2) + ([.$B40]^2/[.$B20]^2))" office:value-type="float" office:value="0.0105999863873086" calcext:value-type="float">
            <text:p>0.0105999863873086</text:p>
          </table:table-cell>
          <table:table-cell table:formula="of:=SQRT(([.C40]^2/[.C20]^2) + ([.$B40]^2/[.$B20]^2))" office:value-type="float" office:value="0.00797884195894776" calcext:value-type="float">
            <text:p>0.00797884195894776</text:p>
          </table:table-cell>
          <table:table-cell table:formula="of:=SQRT(([.D40]^2/[.D20]^2) + ([.$B40]^2/[.$B20]^2))" office:value-type="float" office:value="0.00816421853336579" calcext:value-type="float">
            <text:p>0.00816421853336579</text:p>
          </table:table-cell>
          <table:table-cell table:formula="of:=SQRT(([.E40]^2/[.E20]^2) + ([.$B40]^2/[.$B20]^2))" office:value-type="float" office:value="0.0124064687851498" calcext:value-type="float">
            <text:p>0.0124064687851498</text:p>
          </table:table-cell>
          <table:table-cell table:formula="of:=SQRT(([.F40]^2/[.F20]^2) + ([.$B40]^2/[.$B20]^2))" office:value-type="float" office:value="0.219904876375174" calcext:value-type="float">
            <text:p>0.219904876375174</text:p>
          </table:table-cell>
          <table:table-cell table:formula="of:=SQRT(([.G40]^2/[.G20]^2) + ([.$B40]^2/[.$B20]^2))" office:value-type="float" office:value="0.0135967912932525" calcext:value-type="float">
            <text:p>0.0135967912932525</text:p>
          </table:table-cell>
          <table:table-cell table:formula="of:=SQRT(([.H40]^2/[.H20]^2) + ([.$B40]^2/[.$B20]^2))" office:value-type="float" office:value="0.0246471643041114" calcext:value-type="float">
            <text:p>0.0246471643041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2-18T11:27:07.100410403</dc:date>
    <meta:editing-duration>PT9H8M31S</meta:editing-duration>
    <meta:editing-cycles>63</meta:editing-cycles>
    <meta:generator>LibreOffice/7.4.7.2$Linux_X86_64 LibreOffice_project/40$Build-2</meta:generator>
    <meta:document-statistic meta:table-count="2" meta:cell-count="66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Sheet1.A1:Sheet1.H3" chart:data-source-has-labels="both" svg:x="0.378cm" svg:y="1.421cm" svg:width="16.24cm" svg:height="9.368cm">
          <chart:coordinate-region svg:x="3.508cm" svg:y="1.421cm" svg:width="12.865cm" svg:height="8.715cm"/>
          <chart:axis chart:dimension="x" chart:name="primary-x" chart:style-name="ch5" chartooo:axis-type="auto">
            <chartooo:date-scale/>
            <chart:categories table:cell-range-address="Sheet1.B1:Sheet1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bar">
            <chart:data-point chart:repeated="7"/>
          </chart:series>
          <chart:series chart:style-name="ch10" chart:values-cell-range-address="Sheet1.B3:Sheet1.H3" chart:label-cell-address="Sheet1.A3:Sheet1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Sheet1.B1:Sheet1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Sheet1.A2:Sheet1.A2</svg:desc>
                </draw:g>
              </table:table-cell>
              <table:table-cell office:value-type="float" office:value="0.057055">
                <text:p>0.057055</text:p>
                <draw:g>
                  <svg:desc>Sheet1.B2:Sheet1.H2</svg:desc>
                </draw:g>
              </table:table-cell>
              <table:table-cell office:value-type="float" office:value="0.057916">
                <text:p>0.057916</text:p>
              </table:table-cell>
              <table:table-cell office:value-type="float" office:value="0.0544342">
                <text:p>0.0544342</text:p>
              </table:table-cell>
              <table:table-cell office:value-type="float" office:value="0.18524">
                <text:p>0.18524</text:p>
              </table:table-cell>
              <table:table-cell office:value-type="float" office:value="0.190085">
                <text:p>0.190085</text:p>
              </table:table-cell>
              <table:table-cell office:value-type="float" office:value="0.023929">
                <text:p>0.023929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Form K</text:p>
                <draw:g>
                  <svg:desc>Sheet1.A3:Sheet1.A3</svg:desc>
                </draw:g>
              </table:table-cell>
              <table:table-cell office:value-type="float" office:value="0.043549">
                <text:p>0.043549</text:p>
                <draw:g>
                  <svg:desc>Sheet1.B3:Sheet1.H3</svg:desc>
                </draw:g>
              </table:table-cell>
              <table:table-cell office:value-type="float" office:value="0.048029">
                <text:p>0.048029</text:p>
              </table:table-cell>
              <table:table-cell office:value-type="float" office:value="0.0453861">
                <text:p>0.0453861</text:p>
              </table:table-cell>
              <table:table-cell office:value-type="float" office:value="0.061663">
                <text:p>0.061663</text:p>
              </table:table-cell>
              <table:table-cell office:value-type="float" office:value="0.265433">
                <text:p>0.265433</text:p>
              </table:table-cell>
              <table:table-cell office:value-type="float" office:value="0.190977">
                <text:p>0.190977</text:p>
              </table:table-cell>
              <table:table-cell office:value-type="float" office:value="0.150999">
                <text:p>0.15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Sheet2.A2:Sheet2.H21 Sheet2.B1:Sheet2.H1" chart:data-source-has-labels="row" svg:x="1.526cm" svg:y="1.641cm" svg:width="19.948cm" svg:height="14.563cm">
          <chart:coordinate-region svg:x="3.28cm" svg:y="1.844cm" svg:width="17.906cm" svg:height="13.707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Sheet2.B2:Sheet2.B21" chart:label-cell-address="Sheet2.B1:Sheet2.B1" chart:class="chart:scatter">
            <chart:domain table:cell-range-address="Sheet2.A2:Sheet2.A21"/>
            <chart:data-point chart:repeated="20"/>
          </chart:series>
          <chart:series chart:style-name="ch11" chart:values-cell-range-address="Sheet2.C2:Sheet2.C21" chart:label-cell-address="Sheet2.C1:Sheet2.C1" chart:class="chart:scatter">
            <chart:data-point chart:repeated="20"/>
          </chart:series>
          <chart:series chart:style-name="ch12" chart:values-cell-range-address="Sheet2.D2:Sheet2.D21" chart:label-cell-address="Sheet2.D1:Sheet2.D1" chart:class="chart:scatter">
            <chart:data-point chart:repeated="20"/>
          </chart:series>
          <chart:series chart:style-name="ch13" chart:values-cell-range-address="Sheet2.E2:Sheet2.E21" chart:label-cell-address="Sheet2.E1:Sheet2.E1" chart:class="chart:scatter">
            <chart:data-point chart:repeated="20"/>
          </chart:series>
          <chart:series chart:style-name="ch14" chart:values-cell-range-address="Sheet2.F2:Sheet2.F21" chart:label-cell-address="Sheet2.F1:Sheet2.F1" chart:class="chart:scatter">
            <chart:data-point chart:repeated="20"/>
          </chart:series>
          <chart:series chart:style-name="ch15" chart:values-cell-range-address="Sheet2.G2:Sheet2.G21" chart:label-cell-address="Sheet2.G1:Sheet2.G1" chart:class="chart:scatter">
            <chart:data-point chart:repeated="20"/>
          </chart:series>
          <chart:series chart:style-name="ch16" chart:values-cell-range-address="Sheet2.H2:Sheet2.H21" chart:label-cell-address="Sheet2.H1:Sheet2.H1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Sheet2.B1:Sheet2.B1</svg:desc>
                </draw:g>
              </table:table-cell>
              <table:table-cell office:value-type="string">
                <text:p>C Loops + OMP</text:p>
                <draw:g>
                  <svg:desc>Sheet2.C1:Sheet2.C1</svg:desc>
                </draw:g>
              </table:table-cell>
              <table:table-cell office:value-type="string">
                <text:p>Fortran Loops</text:p>
                <draw:g>
                  <svg:desc>Sheet2.D1:Sheet2.D1</svg:desc>
                </draw:g>
              </table:table-cell>
              <table:table-cell office:value-type="string">
                <text:p>BLAS + Loop</text:p>
                <draw:g>
                  <svg:desc>Sheet2.E1:Sheet2.E1</svg:desc>
                </draw:g>
              </table:table-cell>
              <table:table-cell office:value-type="string">
                <text:p>BLAS + Permute</text:p>
                <draw:g>
                  <svg:desc>Sheet2.F1:Sheet2.F1</svg:desc>
                </draw:g>
              </table:table-cell>
              <table:table-cell office:value-type="string">
                <text:p>Einsums Unsorted</text:p>
                <draw:g>
                  <svg:desc>Sheet2.G1:Sheet2.G1</svg:desc>
                </draw:g>
              </table:table-cell>
              <table:table-cell office:value-type="string">
                <text:p>Einsums Sorted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21</svg:desc>
                </draw:g>
              </table:table-cell>
              <table:table-cell office:value-type="float" office:value="0.0000284">
                <text:p>0.0000284</text:p>
                <draw:g>
                  <svg:desc>Sheet2.B2:Sheet2.B21</svg:desc>
                </draw:g>
              </table:table-cell>
              <table:table-cell office:value-type="float" office:value="0.00002905">
                <text:p>0.00002905</text:p>
                <draw:g>
                  <svg:desc>Sheet2.C2:Sheet2.C21</svg:desc>
                </draw:g>
              </table:table-cell>
              <table:table-cell office:value-type="float" office:value="0.00003345">
                <text:p>0.00003345</text:p>
                <draw:g>
                  <svg:desc>Sheet2.D2:Sheet2.D21</svg:desc>
                </draw:g>
              </table:table-cell>
              <table:table-cell office:value-type="float" office:value="0.00002302">
                <text:p>0.00002302</text:p>
                <draw:g>
                  <svg:desc>Sheet2.E2:Sheet2.E21</svg:desc>
                </draw:g>
              </table:table-cell>
              <table:table-cell office:value-type="float" office:value="0.00000757">
                <text:p>0.00000757</text:p>
                <draw:g>
                  <svg:desc>Sheet2.F2:Sheet2.F21</svg:desc>
                </draw:g>
              </table:table-cell>
              <table:table-cell office:value-type="float" office:value="0.0001826">
                <text:p>0.0001826</text:p>
                <draw:g>
                  <svg:desc>Sheet2.G2:Sheet2.G21</svg:desc>
                </draw:g>
              </table:table-cell>
              <table:table-cell office:value-type="float" office:value="0.00006725">
                <text:p>0.00006725</text:p>
                <draw:g>
                  <svg:desc>Sheet2.H2:Sheet2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31066">
                <text:p>0.00031066</text:p>
              </table:table-cell>
              <table:table-cell office:value-type="float" office:value="0.00048484">
                <text:p>0.00048484</text:p>
              </table:table-cell>
              <table:table-cell office:value-type="float" office:value="0.00057485">
                <text:p>0.00057485</text:p>
              </table:table-cell>
              <table:table-cell office:value-type="float" office:value="0.00010885">
                <text:p>0.0001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888749">
                <text:p>0.000888749</text:p>
              </table:table-cell>
              <table:table-cell office:value-type="float" office:value="0.00200429">
                <text:p>0.00200429</text:p>
              </table:table-cell>
              <table:table-cell office:value-type="float" office:value="0.00208875">
                <text:p>0.00208875</text:p>
              </table:table-cell>
              <table:table-cell office:value-type="float" office:value="0.00049455">
                <text:p>0.00049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86329">
                <text:p>0.00186329</text:p>
              </table:table-cell>
              <table:table-cell office:value-type="float" office:value="0.00538707">
                <text:p>0.00538707</text:p>
              </table:table-cell>
              <table:table-cell office:value-type="float" office:value="0.00504305">
                <text:p>0.00504305</text:p>
              </table:table-cell>
              <table:table-cell office:value-type="float" office:value="0.0031983">
                <text:p>0.0031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89149">
                <text:p>0.0089149</text:p>
              </table:table-cell>
              <table:table-cell office:value-type="float" office:value="0.0252124">
                <text:p>0.0252124</text:p>
              </table:table-cell>
              <table:table-cell office:value-type="float" office:value="0.0119757">
                <text:p>0.0119757</text:p>
              </table:table-cell>
              <table:table-cell office:value-type="float" office:value="0.0099923">
                <text:p>0.0099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291026">
                <text:p>0.0291026</text:p>
              </table:table-cell>
              <table:table-cell office:value-type="float" office:value="0.0597424">
                <text:p>0.0597424</text:p>
              </table:table-cell>
              <table:table-cell office:value-type="float" office:value="0.025003">
                <text:p>0.025003</text:p>
              </table:table-cell>
              <table:table-cell office:value-type="float" office:value="0.0225632">
                <text:p>0.0225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584042">
                <text:p>0.0584042</text:p>
              </table:table-cell>
              <table:table-cell office:value-type="float" office:value="0.111784">
                <text:p>0.111784</text:p>
              </table:table-cell>
              <table:table-cell office:value-type="float" office:value="0.0452445">
                <text:p>0.0452445</text:p>
              </table:table-cell>
              <table:table-cell office:value-type="float" office:value="0.0402739">
                <text:p>0.0402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978587">
                <text:p>0.0978587</text:p>
              </table:table-cell>
              <table:table-cell office:value-type="float" office:value="0.182702">
                <text:p>0.182702</text:p>
              </table:table-cell>
              <table:table-cell office:value-type="float" office:value="0.0754655">
                <text:p>0.0754655</text:p>
              </table:table-cell>
              <table:table-cell office:value-type="float" office:value="0.0711717">
                <text:p>0.0711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159503">
                <text:p>0.159503</text:p>
              </table:table-cell>
              <table:table-cell office:value-type="float" office:value="0.296799">
                <text:p>0.296799</text:p>
              </table:table-cell>
              <table:table-cell office:value-type="float" office:value="0.126659">
                <text:p>0.126659</text:p>
              </table:table-cell>
              <table:table-cell office:value-type="float" office:value="0.111215">
                <text:p>0.111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236987">
                <text:p>0.236987</text:p>
              </table:table-cell>
              <table:table-cell office:value-type="float" office:value="0.448349">
                <text:p>0.448349</text:p>
              </table:table-cell>
              <table:table-cell office:value-type="float" office:value="0.188905">
                <text:p>0.188905</text:p>
              </table:table-cell>
              <table:table-cell office:value-type="float" office:value="0.174299">
                <text:p>0.174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368229">
                <text:p>0.368229</text:p>
              </table:table-cell>
              <table:table-cell office:value-type="float" office:value="0.639351">
                <text:p>0.639351</text:p>
              </table:table-cell>
              <table:table-cell office:value-type="float" office:value="0.269849">
                <text:p>0.269849</text:p>
              </table:table-cell>
              <table:table-cell office:value-type="float" office:value="0.250827">
                <text:p>0.250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517926">
                <text:p>0.517926</text:p>
              </table:table-cell>
              <table:table-cell office:value-type="float" office:value="0.923828">
                <text:p>0.923828</text:p>
              </table:table-cell>
              <table:table-cell office:value-type="float" office:value="0.392447">
                <text:p>0.392447</text:p>
              </table:table-cell>
              <table:table-cell office:value-type="float" office:value="0.358084">
                <text:p>0.358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703122">
                <text:p>0.703122</text:p>
              </table:table-cell>
              <table:table-cell office:value-type="float" office:value="1.26236">
                <text:p>1.26236</text:p>
              </table:table-cell>
              <table:table-cell office:value-type="float" office:value="0.54581">
                <text:p>0.54581</text:p>
              </table:table-cell>
              <table:table-cell office:value-type="float" office:value="0.494971">
                <text:p>0.494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954356">
                <text:p>0.954356</text:p>
              </table:table-cell>
              <table:table-cell office:value-type="float" office:value="1.68151">
                <text:p>1.68151</text:p>
              </table:table-cell>
              <table:table-cell office:value-type="float" office:value="0.731432">
                <text:p>0.731432</text:p>
              </table:table-cell>
              <table:table-cell office:value-type="float" office:value="0.650553">
                <text:p>0.650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1.23323">
                <text:p>1.23323</text:p>
              </table:table-cell>
              <table:table-cell office:value-type="float" office:value="2.1958">
                <text:p>2.1958</text:p>
              </table:table-cell>
              <table:table-cell office:value-type="float" office:value="0.947517">
                <text:p>0.947517</text:p>
              </table:table-cell>
              <table:table-cell office:value-type="float" office:value="0.87134">
                <text:p>0.87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1.56983">
                <text:p>1.56983</text:p>
              </table:table-cell>
              <table:table-cell office:value-type="float" office:value="2.8318">
                <text:p>2.8318</text:p>
              </table:table-cell>
              <table:table-cell office:value-type="float" office:value="1.2518">
                <text:p>1.2518</text:p>
              </table:table-cell>
              <table:table-cell office:value-type="float" office:value="1.12014">
                <text:p>1.12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2.03348">
                <text:p>2.03348</text:p>
              </table:table-cell>
              <table:table-cell office:value-type="float" office:value="3.65046">
                <text:p>3.65046</text:p>
              </table:table-cell>
              <table:table-cell office:value-type="float" office:value="1.57687">
                <text:p>1.57687</text:p>
              </table:table-cell>
              <table:table-cell office:value-type="float" office:value="1.45134">
                <text:p>1.45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2.53315">
                <text:p>2.53315</text:p>
              </table:table-cell>
              <table:table-cell office:value-type="float" office:value="4.62532">
                <text:p>4.62532</text:p>
              </table:table-cell>
              <table:table-cell office:value-type="float" office:value="1.97034">
                <text:p>1.97034</text:p>
              </table:table-cell>
              <table:table-cell office:value-type="float" office:value="1.77816">
                <text:p>1.77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3.1642">
                <text:p>3.1642</text:p>
              </table:table-cell>
              <table:table-cell office:value-type="float" office:value="5.99289">
                <text:p>5.99289</text:p>
              </table:table-cell>
              <table:table-cell office:value-type="float" office:value="2.4555">
                <text:p>2.4555</text:p>
              </table:table-cell>
              <table:table-cell office:value-type="float" office:value="2.26976">
                <text:p>2.26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2.L22:Sheet2.L40" chart:error-lower-range="Sheet2.L22:Sheet2.L40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L22:Sheet2.L40" chart:error-lower-range="Sheet2.L22:Sheet2.L40" loext:std-weight="1"/>
      <style:graphic-properties draw:stroke="solid" svg:stroke-width="0cm" svg:stroke-color="#ff420e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2.M22:Sheet2.M40" chart:error-lower-range="Sheet2.M22:Sheet2.M40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2.M22:Sheet2.M40" chart:error-lower-range="Sheet2.M22:Sheet2.M40" loext:std-weight="1"/>
      <style:graphic-properties draw:stroke="solid" svg:stroke-width="0cm" svg:stroke-color="#ffd32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2.N22:Sheet2.N40" chart:error-lower-range="Sheet2.N22:Sheet2.N40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2.N22:Sheet2.N40" chart:error-lower-range="Sheet2.N22:Sheet2.N40" loext:std-weight="1"/>
      <style:graphic-properties draw:stroke="solid" svg:stroke-width="0cm" svg:stroke-color="#579d1c" svg:stroke-opacity="100%" draw:stroke-linejoin="round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2.O22:Sheet2.O40" chart:error-lower-range="Sheet2.O22:Sheet2.O40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2.O22:Sheet2.O40" chart:error-lower-range="Sheet2.O22:Sheet2.O40" loext:std-weight="1"/>
      <style:graphic-properties draw:stroke="solid" svg:stroke-width="0cm" svg:stroke-color="#7e0021" svg:stroke-opacity="100%" draw:stroke-linejoin="round"/>
    </style:style>
    <style:style style:name="ch17" style:family="chart">
      <style:chart-properties chart:solid-type="cuboid" chart:symbol-type="named-symbol" chart:symbol-name="arrow-right" chart:symbol-width="0.25cm" chart:symbol-height="0.25cm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heet2.P22:Sheet2.P40" chart:error-lower-range="Sheet2.P22:Sheet2.P4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2.P22:Sheet2.P40" chart:error-lower-range="Sheet2.P22:Sheet2.P40" loext:std-weight="1"/>
      <style:graphic-properties draw:stroke="solid" svg:stroke-width="0cm" svg:stroke-color="#83caff" svg:stroke-opacity="100%" draw:stroke-linejoin="round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2.Q22:Sheet2.Q40" chart:error-lower-range="Sheet2.Q22:Sheet2.Q40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2.Q22:Sheet2.Q40" chart:error-lower-range="Sheet2.Q22:Sheet2.Q40" loext:std-weight="1"/>
      <style:graphic-properties draw:stroke="solid" svg:stroke-width="0cm" svg:stroke-color="#314004" svg:stroke-opacity="100%" draw:stroke-linejoin="round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835cm" style:legend-expansion="high" chart:style-name="ch3"/>
        <chart:plot-area chart:style-name="ch4" table:cell-range-address="Sheet2.J1:Sheet2.J20 Sheet2.L1:Sheet2.Q20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Sheet2.L2:Sheet2.L20" chart:label-cell-address="Sheet2.L1:Sheet2.L1" chart:class="chart:scatter">
            <chart:domain table:cell-range-address="Sheet2.J2:Sheet2.J20"/>
            <chart:error-indicator chart:style-name="ch10" chart:dimension="y"/>
            <chart:data-point chart:repeated="19"/>
          </chart:series>
          <chart:series chart:style-name="ch11" chart:values-cell-range-address="Sheet2.M2:Sheet2.M20" chart:label-cell-address="Sheet2.M1:Sheet2.M1" chart:class="chart:scatter">
            <chart:error-indicator chart:style-name="ch12" chart:dimension="y"/>
            <chart:data-point chart:repeated="19"/>
          </chart:series>
          <chart:series chart:style-name="ch13" chart:values-cell-range-address="Sheet2.N2:Sheet2.N20" chart:label-cell-address="Sheet2.N1:Sheet2.N1" chart:class="chart:scatter">
            <chart:error-indicator chart:style-name="ch14" chart:dimension="y"/>
            <chart:data-point chart:repeated="19"/>
          </chart:series>
          <chart:series chart:style-name="ch15" chart:values-cell-range-address="Sheet2.O2:Sheet2.O20" chart:label-cell-address="Sheet2.O1:Sheet2.O1" chart:class="chart:scatter">
            <chart:error-indicator chart:style-name="ch16" chart:dimension="y"/>
            <chart:data-point chart:repeated="10"/>
            <chart:data-point chart:style-name="ch17"/>
            <chart:data-point chart:repeated="8"/>
          </chart:series>
          <chart:series chart:style-name="ch18" chart:values-cell-range-address="Sheet2.P2:Sheet2.P20" chart:label-cell-address="Sheet2.P1:Sheet2.P1" chart:class="chart:scatter">
            <chart:error-indicator chart:style-name="ch19" chart:dimension="y"/>
            <chart:data-point chart:repeated="19"/>
          </chart:series>
          <chart:series chart:style-name="ch20" chart:values-cell-range-address="Sheet2.Q2:Sheet2.Q20" chart:label-cell-address="Sheet2.Q1:Sheet2.Q1" chart:class="chart:scatter">
            <chart:error-indicator chart:style-name="ch21" chart:dimension="y"/>
            <chart:data-point chart:repeated="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Sheet2.L1:Sheet2.L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Fortran Loops</text:p>
                <draw:g>
                  <svg:desc>Sheet2.M1:Sheet2.M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BLAS + Loop</text:p>
                <draw:g>
                  <svg:desc>Sheet2.N1:Sheet2.N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BLAS + Permute</text:p>
                <draw:g>
                  <svg:desc>Sheet2.O1:Sheet2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Einsums Unsorted</text:p>
                <draw:g>
                  <svg:desc>Sheet2.P1:Sheet2.P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Einsums Sorted</text:p>
                <draw:g>
                  <svg:desc>Sheet2.Q1:Sheet2.Q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J2:Sheet2.J20</svg:desc>
                </draw:g>
              </table:table-cell>
              <table:table-cell office:value-type="float" office:value="0.0226293381307599">
                <text:p>0.0226293381307599</text:p>
                <draw:g>
                  <svg:desc>Sheet2.L2:Sheet2.L20</svg:desc>
                </draw:g>
              </table:table-cell>
              <table:table-cell office:value-type="float" office:value="0.15758022150965">
                <text:p>0.15758022150965</text:p>
                <draw:g>
                  <svg:desc>Sheet2.L22:Sheet2.L40</svg:desc>
                </draw:g>
              </table:table-cell>
              <table:table-cell office:value-type="float" office:value="0.15758022150965">
                <text:p>0.15758022150965</text:p>
                <draw:g>
                  <svg:desc>Sheet2.L22:Sheet2.L40</svg:desc>
                </draw:g>
              </table:table-cell>
              <table:table-cell office:value-type="float" office:value="0.163662641407077">
                <text:p>0.163662641407077</text:p>
                <draw:g>
                  <svg:desc>Sheet2.M2:Sheet2.M20</svg:desc>
                </draw:g>
              </table:table-cell>
              <table:table-cell office:value-type="float" office:value="0.321316866736488">
                <text:p>0.321316866736488</text:p>
                <draw:g>
                  <svg:desc>Sheet2.M22:Sheet2.M40</svg:desc>
                </draw:g>
              </table:table-cell>
              <table:table-cell office:value-type="float" office:value="0.321316866736488">
                <text:p>0.321316866736488</text:p>
                <draw:g>
                  <svg:desc>Sheet2.M22:Sheet2.M40</svg:desc>
                </draw:g>
              </table:table-cell>
              <table:table-cell office:value-type="float" office:value="-0.210025741873424">
                <text:p>-0.210025741873424</text:p>
                <draw:g>
                  <svg:desc>Sheet2.N2:Sheet2.N20</svg:desc>
                </draw:g>
              </table:table-cell>
              <table:table-cell office:value-type="float" office:value="6.80327468120463">
                <text:p>6.80327468120463</text:p>
                <draw:g>
                  <svg:desc>Sheet2.N22:Sheet2.N40</svg:desc>
                </draw:g>
              </table:table-cell>
              <table:table-cell office:value-type="float" office:value="6.80327468120463">
                <text:p>6.80327468120463</text:p>
                <draw:g>
                  <svg:desc>Sheet2.N22:Sheet2.N40</svg:desc>
                </draw:g>
              </table:table-cell>
              <table:table-cell office:value-type="float" office:value="-1.3221960777178">
                <text:p>-1.3221960777178</text:p>
                <draw:g>
                  <svg:desc>Sheet2.O2:Sheet2.O20</svg:desc>
                </draw:g>
              </table:table-cell>
              <table:table-cell office:value-type="float" office:value="0.176763710329371">
                <text:p>0.176763710329371</text:p>
                <draw:g>
                  <svg:desc>Sheet2.O22:Sheet2.O40</svg:desc>
                </draw:g>
              </table:table-cell>
              <table:table-cell office:value-type="float" office:value="0.176763710329371">
                <text:p>0.176763710329371</text:p>
                <draw:g>
                  <svg:desc>Sheet2.O22:Sheet2.O40</svg:desc>
                </draw:g>
              </table:table-cell>
              <table:table-cell office:value-type="float" office:value="1.86090882299371">
                <text:p>1.86090882299371</text:p>
                <draw:g>
                  <svg:desc>Sheet2.P2:Sheet2.P20</svg:desc>
                </draw:g>
              </table:table-cell>
              <table:table-cell office:value-type="float" office:value="3.23718611869335">
                <text:p>3.23718611869335</text:p>
                <draw:g>
                  <svg:desc>Sheet2.P22:Sheet2.P40</svg:desc>
                </draw:g>
              </table:table-cell>
              <table:table-cell office:value-type="float" office:value="3.23718611869335">
                <text:p>3.23718611869335</text:p>
                <draw:g>
                  <svg:desc>Sheet2.P22:Sheet2.P40</svg:desc>
                </draw:g>
              </table:table-cell>
              <table:table-cell office:value-type="float" office:value="0.862027873314788">
                <text:p>0.862027873314788</text:p>
                <draw:g>
                  <svg:desc>Sheet2.Q2:Sheet2.Q20</svg:desc>
                </draw:g>
              </table:table-cell>
              <table:table-cell office:value-type="float" office:value="1.63858780739298">
                <text:p>1.63858780739298</text:p>
                <draw:g>
                  <svg:desc>Sheet2.Q22:Sheet2.Q40</svg:desc>
                </draw:g>
              </table:table-cell>
              <table:table-cell office:value-type="float" office:value="1.63858780739298">
                <text:p>1.63858780739298</text:p>
                <draw:g>
                  <svg:desc>Sheet2.Q22:Sheet2.Q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34667808215587">
                <text:p>0.0234667808215587</text:p>
              </table:table-cell>
              <table:table-cell office:value-type="float" office:value="0.0629504229785647">
                <text:p>0.0629504229785647</text:p>
              </table:table-cell>
              <table:table-cell office:value-type="float" office:value="0.0629504229785647">
                <text:p>0.0629504229785647</text:p>
              </table:table-cell>
              <table:table-cell office:value-type="float" office:value="-0.118125560064596">
                <text:p>-0.118125560064596</text:p>
              </table:table-cell>
              <table:table-cell office:value-type="float" office:value="0.686538960789102">
                <text:p>0.686538960789102</text:p>
              </table:table-cell>
              <table:table-cell office:value-type="float" office:value="0.686538960789102">
                <text:p>0.686538960789102</text:p>
              </table:table-cell>
              <table:table-cell office:value-type="float" office:value="1.04277451730321">
                <text:p>1.04277451730321</text:p>
              </table:table-cell>
              <table:table-cell office:value-type="float" office:value="9.95366671599248">
                <text:p>9.95366671599248</text:p>
              </table:table-cell>
              <table:table-cell office:value-type="float" office:value="9.95366671599248">
                <text:p>9.95366671599248</text:p>
              </table:table-cell>
              <table:table-cell office:value-type="float" office:value="1.48789439034576">
                <text:p>1.48789439034576</text:p>
              </table:table-cell>
              <table:table-cell office:value-type="float" office:value="0.108798575701461">
                <text:p>0.108798575701461</text:p>
              </table:table-cell>
              <table:table-cell office:value-type="float" office:value="0.108798575701461">
                <text:p>0.108798575701461</text:p>
              </table:table-cell>
              <table:table-cell office:value-type="float" office:value="1.65818458794319">
                <text:p>1.65818458794319</text:p>
              </table:table-cell>
              <table:table-cell office:value-type="float" office:value="0.947604640764352">
                <text:p>0.947604640764352</text:p>
              </table:table-cell>
              <table:table-cell office:value-type="float" office:value="0.947604640764352">
                <text:p>0.947604640764352</text:p>
              </table:table-cell>
              <table:table-cell office:value-type="float" office:value="-0.00595376157599906">
                <text:p>-0.00595376157599906</text:p>
              </table:table-cell>
              <table:table-cell office:value-type="float" office:value="0.124615642363199">
                <text:p>0.124615642363199</text:p>
              </table:table-cell>
              <table:table-cell office:value-type="float" office:value="0.124615642363199">
                <text:p>0.124615642363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594683597781716">
                <text:p>0.00594683597781716</text:p>
              </table:table-cell>
              <table:table-cell office:value-type="float" office:value="0.0620384932874542">
                <text:p>0.0620384932874542</text:p>
              </table:table-cell>
              <table:table-cell office:value-type="float" office:value="0.0620384932874542">
                <text:p>0.0620384932874542</text:p>
              </table:table-cell>
              <table:table-cell office:value-type="float" office:value="-0.265103185714341">
                <text:p>-0.265103185714341</text:p>
              </table:table-cell>
              <table:table-cell office:value-type="float" office:value="0.106015683169639">
                <text:p>0.106015683169639</text:p>
              </table:table-cell>
              <table:table-cell office:value-type="float" office:value="0.106015683169639">
                <text:p>0.106015683169639</text:p>
              </table:table-cell>
              <table:table-cell office:value-type="float" office:value="0.415130809672182">
                <text:p>0.415130809672182</text:p>
              </table:table-cell>
              <table:table-cell office:value-type="float" office:value="0.576213674939174">
                <text:p>0.576213674939174</text:p>
              </table:table-cell>
              <table:table-cell office:value-type="float" office:value="0.576213674939174">
                <text:p>0.576213674939174</text:p>
              </table:table-cell>
              <table:table-cell office:value-type="float" office:value="1.22836111604521">
                <text:p>1.22836111604521</text:p>
              </table:table-cell>
              <table:table-cell office:value-type="float" office:value="0.463711375577722">
                <text:p>0.463711375577722</text:p>
              </table:table-cell>
              <table:table-cell office:value-type="float" office:value="0.463711375577722">
                <text:p>0.463711375577722</text:p>
              </table:table-cell>
              <table:table-cell office:value-type="float" office:value="1.26963703364078">
                <text:p>1.26963703364078</text:p>
              </table:table-cell>
              <table:table-cell office:value-type="float" office:value="0.461664776658952">
                <text:p>0.461664776658952</text:p>
              </table:table-cell>
              <table:table-cell office:value-type="float" office:value="0.461664776658952">
                <text:p>0.461664776658952</text:p>
              </table:table-cell>
              <table:table-cell office:value-type="float" office:value="-0.171035788082977">
                <text:p>-0.171035788082977</text:p>
              </table:table-cell>
              <table:table-cell office:value-type="float" office:value="0.0836623695430832">
                <text:p>0.0836623695430832</text:p>
              </table:table-cell>
              <table:table-cell office:value-type="float" office:value="0.0836623695430832">
                <text:p>0.083662369543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423960726931252">
                <text:p>0.00423960726931252</text:p>
              </table:table-cell>
              <table:table-cell office:value-type="float" office:value="0.100609360256519">
                <text:p>0.100609360256519</text:p>
              </table:table-cell>
              <table:table-cell office:value-type="float" office:value="0.100609360256519">
                <text:p>0.100609360256519</text:p>
              </table:table-cell>
              <table:table-cell office:value-type="float" office:value="-0.198535951710088">
                <text:p>-0.198535951710088</text:p>
              </table:table-cell>
              <table:table-cell office:value-type="float" office:value="0.231909764000343">
                <text:p>0.231909764000343</text:p>
              </table:table-cell>
              <table:table-cell office:value-type="float" office:value="0.231909764000343">
                <text:p>0.231909764000343</text:p>
              </table:table-cell>
              <table:table-cell office:value-type="float" office:value="-0.0533266040940884">
                <text:p>-0.0533266040940884</text:p>
              </table:table-cell>
              <table:table-cell office:value-type="float" office:value="0.335199964089161">
                <text:p>0.335199964089161</text:p>
              </table:table-cell>
              <table:table-cell office:value-type="float" office:value="0.335199964089161">
                <text:p>0.335199964089161</text:p>
              </table:table-cell>
              <table:table-cell office:value-type="float" office:value="1.00833129135077">
                <text:p>1.00833129135077</text:p>
              </table:table-cell>
              <table:table-cell office:value-type="float" office:value="0.362810785553728">
                <text:p>0.362810785553728</text:p>
              </table:table-cell>
              <table:table-cell office:value-type="float" office:value="0.362810785553728">
                <text:p>0.362810785553728</text:p>
              </table:table-cell>
              <table:table-cell office:value-type="float" office:value="0.942340711270119">
                <text:p>0.942340711270119</text:p>
              </table:table-cell>
              <table:table-cell office:value-type="float" office:value="0.438344790407118">
                <text:p>0.438344790407118</text:p>
              </table:table-cell>
              <table:table-cell office:value-type="float" office:value="0.438344790407118">
                <text:p>0.438344790407118</text:p>
              </table:table-cell>
              <table:table-cell office:value-type="float" office:value="0.48694907213379">
                <text:p>0.48694907213379</text:p>
              </table:table-cell>
              <table:table-cell office:value-type="float" office:value="0.109521941683526">
                <text:p>0.109521941683526</text:p>
              </table:table-cell>
              <table:table-cell office:value-type="float" office:value="0.109521941683526">
                <text:p>0.109521941683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79201930568213">
                <text:p>0.00379201930568213</text:p>
              </table:table-cell>
              <table:table-cell office:value-type="float" office:value="0.0297252046486362">
                <text:p>0.0297252046486362</text:p>
              </table:table-cell>
              <table:table-cell office:value-type="float" office:value="0.0297252046486362">
                <text:p>0.0297252046486362</text:p>
              </table:table-cell>
              <table:table-cell office:value-type="float" office:value="0.185906571310328">
                <text:p>0.185906571310328</text:p>
              </table:table-cell>
              <table:table-cell office:value-type="float" office:value="0.0448690245622102">
                <text:p>0.0448690245622102</text:p>
              </table:table-cell>
              <table:table-cell office:value-type="float" office:value="0.0448690245622102">
                <text:p>0.0448690245622102</text:p>
              </table:table-cell>
              <table:table-cell office:value-type="float" office:value="0.413458359676843">
                <text:p>0.413458359676843</text:p>
              </table:table-cell>
              <table:table-cell office:value-type="float" office:value="0.250422939759657">
                <text:p>0.250422939759657</text:p>
              </table:table-cell>
              <table:table-cell office:value-type="float" office:value="0.250422939759657">
                <text:p>0.250422939759657</text:p>
              </table:table-cell>
              <table:table-cell office:value-type="float" office:value="1.45307026246047">
                <text:p>1.45307026246047</text:p>
              </table:table-cell>
              <table:table-cell office:value-type="float" office:value="0.0724208332523561">
                <text:p>0.0724208332523561</text:p>
              </table:table-cell>
              <table:table-cell office:value-type="float" office:value="0.0724208332523561">
                <text:p>0.0724208332523561</text:p>
              </table:table-cell>
              <table:table-cell office:value-type="float" office:value="0.708613922177935">
                <text:p>0.708613922177935</text:p>
              </table:table-cell>
              <table:table-cell office:value-type="float" office:value="0.112137368529354">
                <text:p>0.112137368529354</text:p>
              </table:table-cell>
              <table:table-cell office:value-type="float" office:value="0.112137368529354">
                <text:p>0.112137368529354</text:p>
              </table:table-cell>
              <table:table-cell office:value-type="float" office:value="0.527549121866347">
                <text:p>0.527549121866347</text:p>
              </table:table-cell>
              <table:table-cell office:value-type="float" office:value="0.0310477825833083">
                <text:p>0.0310477825833083</text:p>
              </table:table-cell>
              <table:table-cell office:value-type="float" office:value="0.0310477825833083">
                <text:p>0.031047782583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0.0110908645778386">
                <text:p>-0.0110908645778386</text:p>
              </table:table-cell>
              <table:table-cell office:value-type="float" office:value="0.0156173362395841">
                <text:p>0.0156173362395841</text:p>
              </table:table-cell>
              <table:table-cell office:value-type="float" office:value="0.0156173362395841">
                <text:p>0.0156173362395841</text:p>
              </table:table-cell>
              <table:table-cell office:value-type="float" office:value="-0.000219339788119763">
                <text:p>-0.000219339788119763</text:p>
              </table:table-cell>
              <table:table-cell office:value-type="float" office:value="0.0173024694191009">
                <text:p>0.0173024694191009</text:p>
              </table:table-cell>
              <table:table-cell office:value-type="float" office:value="0.0173024694191009">
                <text:p>0.0173024694191009</text:p>
              </table:table-cell>
              <table:table-cell office:value-type="float" office:value="0.841983730056871">
                <text:p>0.841983730056871</text:p>
              </table:table-cell>
              <table:table-cell office:value-type="float" office:value="0.05591457313498">
                <text:p>0.05591457313498</text:p>
              </table:table-cell>
              <table:table-cell office:value-type="float" office:value="0.05591457313498">
                <text:p>0.05591457313498</text:p>
              </table:table-cell>
              <table:table-cell office:value-type="float" office:value="1.56119819886032">
                <text:p>1.56119819886032</text:p>
              </table:table-cell>
              <table:table-cell office:value-type="float" office:value="0.0655079326935368">
                <text:p>0.0655079326935368</text:p>
              </table:table-cell>
              <table:table-cell office:value-type="float" office:value="0.0655079326935368">
                <text:p>0.0655079326935368</text:p>
              </table:table-cell>
              <table:table-cell office:value-type="float" office:value="0.690152030460376">
                <text:p>0.690152030460376</text:p>
              </table:table-cell>
              <table:table-cell office:value-type="float" office:value="0.0749475644391453">
                <text:p>0.0749475644391453</text:p>
              </table:table-cell>
              <table:table-cell office:value-type="float" office:value="0.0749475644391453">
                <text:p>0.0749475644391453</text:p>
              </table:table-cell>
              <table:table-cell office:value-type="float" office:value="0.587476473334184">
                <text:p>0.587476473334184</text:p>
              </table:table-cell>
              <table:table-cell office:value-type="float" office:value="0.0537196874371281">
                <text:p>0.0537196874371281</text:p>
              </table:table-cell>
              <table:table-cell office:value-type="float" office:value="0.0537196874371281">
                <text:p>0.0537196874371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0.062447315408473">
                <text:p>-0.062447315408473</text:p>
              </table:table-cell>
              <table:table-cell office:value-type="float" office:value="0.0700692731324506">
                <text:p>0.0700692731324506</text:p>
              </table:table-cell>
              <table:table-cell office:value-type="float" office:value="0.0700692731324506">
                <text:p>0.0700692731324506</text:p>
              </table:table-cell>
              <table:table-cell office:value-type="float" office:value="-0.038571317277928">
                <text:p>-0.038571317277928</text:p>
              </table:table-cell>
              <table:table-cell office:value-type="float" office:value="0.0708579255683091">
                <text:p>0.0708579255683091</text:p>
              </table:table-cell>
              <table:table-cell office:value-type="float" office:value="0.0708579255683091">
                <text:p>0.0708579255683091</text:p>
              </table:table-cell>
              <table:table-cell office:value-type="float" office:value="0.862911152477389">
                <text:p>0.862911152477389</text:p>
              </table:table-cell>
              <table:table-cell office:value-type="float" office:value="0.0926824414670187">
                <text:p>0.0926824414670187</text:p>
              </table:table-cell>
              <table:table-cell office:value-type="float" office:value="0.0926824414670187">
                <text:p>0.0926824414670187</text:p>
              </table:table-cell>
              <table:table-cell office:value-type="float" office:value="1.5120917851991">
                <text:p>1.5120917851991</text:p>
              </table:table-cell>
              <table:table-cell office:value-type="float" office:value="0.0912914218094345">
                <text:p>0.0912914218094345</text:p>
              </table:table-cell>
              <table:table-cell office:value-type="float" office:value="0.0912914218094345">
                <text:p>0.0912914218094345</text:p>
              </table:table-cell>
              <table:table-cell office:value-type="float" office:value="0.607604463218129">
                <text:p>0.607604463218129</text:p>
              </table:table-cell>
              <table:table-cell office:value-type="float" office:value="0.0875333976841412">
                <text:p>0.0875333976841412</text:p>
              </table:table-cell>
              <table:table-cell office:value-type="float" office:value="0.0875333976841412">
                <text:p>0.0875333976841412</text:p>
              </table:table-cell>
              <table:table-cell office:value-type="float" office:value="0.491226963882573">
                <text:p>0.491226963882573</text:p>
              </table:table-cell>
              <table:table-cell office:value-type="float" office:value="0.0698552877498371">
                <text:p>0.0698552877498371</text:p>
              </table:table-cell>
              <table:table-cell office:value-type="float" office:value="0.0698552877498371">
                <text:p>0.0698552877498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0.0916559618511415">
                <text:p>-0.0916559618511415</text:p>
              </table:table-cell>
              <table:table-cell office:value-type="float" office:value="0.0430293023894404">
                <text:p>0.0430293023894404</text:p>
              </table:table-cell>
              <table:table-cell office:value-type="float" office:value="0.0430293023894404">
                <text:p>0.0430293023894404</text:p>
              </table:table-cell>
              <table:table-cell office:value-type="float" office:value="-0.0731817026394692">
                <text:p>-0.0731817026394692</text:p>
              </table:table-cell>
              <table:table-cell office:value-type="float" office:value="0.042997391499232">
                <text:p>0.042997391499232</text:p>
              </table:table-cell>
              <table:table-cell office:value-type="float" office:value="0.042997391499232">
                <text:p>0.042997391499232</text:p>
              </table:table-cell>
              <table:table-cell office:value-type="float" office:value="0.813148113131951">
                <text:p>0.813148113131951</text:p>
              </table:table-cell>
              <table:table-cell office:value-type="float" office:value="0.0717561851912875">
                <text:p>0.0717561851912875</text:p>
              </table:table-cell>
              <table:table-cell office:value-type="float" office:value="0.0717561851912875">
                <text:p>0.0717561851912875</text:p>
              </table:table-cell>
              <table:table-cell office:value-type="float" office:value="1.43747992187442">
                <text:p>1.43747992187442</text:p>
              </table:table-cell>
              <table:table-cell office:value-type="float" office:value="0.0620272209034993">
                <text:p>0.0620272209034993</text:p>
              </table:table-cell>
              <table:table-cell office:value-type="float" office:value="0.0620272209034993">
                <text:p>0.0620272209034993</text:p>
              </table:table-cell>
              <table:table-cell office:value-type="float" office:value="0.553299109820344">
                <text:p>0.553299109820344</text:p>
              </table:table-cell>
              <table:table-cell office:value-type="float" office:value="0.0699036147887226">
                <text:p>0.0699036147887226</text:p>
              </table:table-cell>
              <table:table-cell office:value-type="float" office:value="0.0699036147887226">
                <text:p>0.0699036147887226</text:p>
              </table:table-cell>
              <table:table-cell office:value-type="float" office:value="0.494718779137801">
                <text:p>0.494718779137801</text:p>
              </table:table-cell>
              <table:table-cell office:value-type="float" office:value="0.0428043880864404">
                <text:p>0.0428043880864404</text:p>
              </table:table-cell>
              <table:table-cell office:value-type="float" office:value="0.0428043880864404">
                <text:p>0.0428043880864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0.14872771941986">
                <text:p>-0.14872771941986</text:p>
              </table:table-cell>
              <table:table-cell office:value-type="float" office:value="0.0243034354496647">
                <text:p>0.0243034354496647</text:p>
              </table:table-cell>
              <table:table-cell office:value-type="float" office:value="0.0243034354496647">
                <text:p>0.0243034354496647</text:p>
              </table:table-cell>
              <table:table-cell office:value-type="float" office:value="-0.0888194294508662">
                <text:p>-0.0888194294508662</text:p>
              </table:table-cell>
              <table:table-cell office:value-type="float" office:value="0.0862277535998227">
                <text:p>0.0862277535998227</text:p>
              </table:table-cell>
              <table:table-cell office:value-type="float" office:value="0.0862277535998227">
                <text:p>0.0862277535998227</text:p>
              </table:table-cell>
              <table:table-cell office:value-type="float" office:value="0.767266823649791">
                <text:p>0.767266823649791</text:p>
              </table:table-cell>
              <table:table-cell office:value-type="float" office:value="0.0541730148093952">
                <text:p>0.0541730148093952</text:p>
              </table:table-cell>
              <table:table-cell office:value-type="float" office:value="0.0541730148093952">
                <text:p>0.0541730148093952</text:p>
              </table:table-cell>
              <table:table-cell office:value-type="float" office:value="1.38825923483966">
                <text:p>1.38825923483966</text:p>
              </table:table-cell>
              <table:table-cell office:value-type="float" office:value="0.0364456446633544">
                <text:p>0.0364456446633544</text:p>
              </table:table-cell>
              <table:table-cell office:value-type="float" office:value="0.0364456446633544">
                <text:p>0.0364456446633544</text:p>
              </table:table-cell>
              <table:table-cell office:value-type="float" office:value="0.536702528729086">
                <text:p>0.536702528729086</text:p>
              </table:table-cell>
              <table:table-cell office:value-type="float" office:value="0.184519446975162">
                <text:p>0.184519446975162</text:p>
              </table:table-cell>
              <table:table-cell office:value-type="float" office:value="0.184519446975162">
                <text:p>0.184519446975162</text:p>
              </table:table-cell>
              <table:table-cell office:value-type="float" office:value="0.406669357630038">
                <text:p>0.406669357630038</text:p>
              </table:table-cell>
              <table:table-cell office:value-type="float" office:value="0.0244256263592963">
                <text:p>0.0244256263592963</text:p>
              </table:table-cell>
              <table:table-cell office:value-type="float" office:value="0.0244256263592963">
                <text:p>0.024425626359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0.135980853618271">
                <text:p>-0.135980853618271</text:p>
              </table:table-cell>
              <table:table-cell office:value-type="float" office:value="0.028636255285371">
                <text:p>0.028636255285371</text:p>
              </table:table-cell>
              <table:table-cell office:value-type="float" office:value="0.028636255285371">
                <text:p>0.028636255285371</text:p>
              </table:table-cell>
              <table:table-cell office:value-type="float" office:value="-0.151963860928797">
                <text:p>-0.151963860928797</text:p>
              </table:table-cell>
              <table:table-cell office:value-type="float" office:value="0.018324086613934">
                <text:p>0.018324086613934</text:p>
              </table:table-cell>
              <table:table-cell office:value-type="float" office:value="0.018324086613934">
                <text:p>0.018324086613934</text:p>
              </table:table-cell>
              <table:table-cell office:value-type="float" office:value="0.718717441480769">
                <text:p>0.718717441480769</text:p>
              </table:table-cell>
              <table:table-cell office:value-type="float" office:value="0.0469022952237718">
                <text:p>0.0469022952237718</text:p>
              </table:table-cell>
              <table:table-cell office:value-type="float" office:value="0.0469022952237718">
                <text:p>0.0469022952237718</text:p>
              </table:table-cell>
              <table:table-cell office:value-type="float" office:value="1.35628410116597">
                <text:p>1.35628410116597</text:p>
              </table:table-cell>
              <table:table-cell office:value-type="float" office:value="0.0328781220104031">
                <text:p>0.0328781220104031</text:p>
              </table:table-cell>
              <table:table-cell office:value-type="float" office:value="0.0328781220104031">
                <text:p>0.0328781220104031</text:p>
              </table:table-cell>
              <table:table-cell office:value-type="float" office:value="0.491956397359155">
                <text:p>0.491956397359155</text:p>
              </table:table-cell>
              <table:table-cell office:value-type="float" office:value="0.0983206610162627">
                <text:p>0.0983206610162627</text:p>
              </table:table-cell>
              <table:table-cell office:value-type="float" office:value="0.0983206610162627">
                <text:p>0.0983206610162627</text:p>
              </table:table-cell>
              <table:table-cell office:value-type="float" office:value="0.411484369445621">
                <text:p>0.411484369445621</text:p>
              </table:table-cell>
              <table:table-cell office:value-type="float" office:value="0.0187125747331787">
                <text:p>0.0187125747331787</text:p>
              </table:table-cell>
              <table:table-cell office:value-type="float" office:value="0.0187125747331787">
                <text:p>0.0187125747331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-0.220012156089951">
                <text:p>-0.220012156089951</text:p>
              </table:table-cell>
              <table:table-cell office:value-type="float" office:value="0.0206189056223478">
                <text:p>0.0206189056223478</text:p>
              </table:table-cell>
              <table:table-cell office:value-type="float" office:value="0.0206189056223478">
                <text:p>0.0206189056223478</text:p>
              </table:table-cell>
              <table:table-cell office:value-type="float" office:value="-0.275642353909121">
                <text:p>-0.275642353909121</text:p>
              </table:table-cell>
              <table:table-cell office:value-type="float" office:value="0.0188406214513159">
                <text:p>0.0188406214513159</text:p>
              </table:table-cell>
              <table:table-cell office:value-type="float" office:value="0.0188406214513159">
                <text:p>0.0188406214513159</text:p>
              </table:table-cell>
              <table:table-cell office:value-type="float" office:value="0.649003756663146">
                <text:p>0.649003756663146</text:p>
              </table:table-cell>
              <table:table-cell office:value-type="float" office:value="0.0474702057030397">
                <text:p>0.0474702057030397</text:p>
              </table:table-cell>
              <table:table-cell office:value-type="float" office:value="0.0474702057030397">
                <text:p>0.0474702057030397</text:p>
              </table:table-cell>
              <table:table-cell office:value-type="float" office:value="1.20075232876754">
                <text:p>1.20075232876754</text:p>
              </table:table-cell>
              <table:table-cell office:value-type="float" office:value="0.0354009299345248">
                <text:p>0.0354009299345248</text:p>
              </table:table-cell>
              <table:table-cell office:value-type="float" office:value="0.0354009299345248">
                <text:p>0.0354009299345248</text:p>
              </table:table-cell>
              <table:table-cell office:value-type="float" office:value="0.338161272718381">
                <text:p>0.338161272718381</text:p>
              </table:table-cell>
              <table:table-cell office:value-type="float" office:value="0.0188274346735788">
                <text:p>0.0188274346735788</text:p>
              </table:table-cell>
              <table:table-cell office:value-type="float" office:value="0.0188274346735788">
                <text:p>0.0188274346735788</text:p>
              </table:table-cell>
              <table:table-cell office:value-type="float" office:value="0.265062187889776">
                <text:p>0.265062187889776</text:p>
              </table:table-cell>
              <table:table-cell office:value-type="float" office:value="0.0184918609828244">
                <text:p>0.0184918609828244</text:p>
              </table:table-cell>
              <table:table-cell office:value-type="float" office:value="0.0184918609828244">
                <text:p>0.0184918609828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-0.18055526411773">
                <text:p>-0.18055526411773</text:p>
              </table:table-cell>
              <table:table-cell office:value-type="float" office:value="0.00896630220391576">
                <text:p>0.00896630220391576</text:p>
              </table:table-cell>
              <table:table-cell office:value-type="float" office:value="0.00896630220391576">
                <text:p>0.00896630220391576</text:p>
              </table:table-cell>
              <table:table-cell office:value-type="float" office:value="-0.296085939548499">
                <text:p>-0.296085939548499</text:p>
              </table:table-cell>
              <table:table-cell office:value-type="float" office:value="0.00712767996173104">
                <text:p>0.00712767996173104</text:p>
              </table:table-cell>
              <table:table-cell office:value-type="float" office:value="0.00712767996173104">
                <text:p>0.00712767996173104</text:p>
              </table:table-cell>
              <table:table-cell office:value-type="float" office:value="0.619900982331252">
                <text:p>0.619900982331252</text:p>
              </table:table-cell>
              <table:table-cell office:value-type="float" office:value="0.0410407550842188">
                <text:p>0.0410407550842188</text:p>
              </table:table-cell>
              <table:table-cell office:value-type="float" office:value="0.0410407550842188">
                <text:p>0.0410407550842188</text:p>
              </table:table-cell>
              <table:table-cell office:value-type="float" office:value="1.19859451454768">
                <text:p>1.19859451454768</text:p>
              </table:table-cell>
              <table:table-cell office:value-type="float" office:value="0.0173482337648349">
                <text:p>0.0173482337648349</text:p>
              </table:table-cell>
              <table:table-cell office:value-type="float" office:value="0.0173482337648349">
                <text:p>0.0173482337648349</text:p>
              </table:table-cell>
              <table:table-cell office:value-type="float" office:value="0.342470103677388">
                <text:p>0.342470103677388</text:p>
              </table:table-cell>
              <table:table-cell office:value-type="float" office:value="0.0347673492419615">
                <text:p>0.0347673492419615</text:p>
              </table:table-cell>
              <table:table-cell office:value-type="float" office:value="0.0347673492419615">
                <text:p>0.0347673492419615</text:p>
              </table:table-cell>
              <table:table-cell office:value-type="float" office:value="0.250836203168963">
                <text:p>0.250836203168963</text:p>
              </table:table-cell>
              <table:table-cell office:value-type="float" office:value="0.00706631039387375">
                <text:p>0.00706631039387375</text:p>
              </table:table-cell>
              <table:table-cell office:value-type="float" office:value="0.00706631039387375">
                <text:p>0.00706631039387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-0.150861526576936">
                <text:p>-0.150861526576936</text:p>
              </table:table-cell>
              <table:table-cell office:value-type="float" office:value="0.0276555423741135">
                <text:p>0.0276555423741135</text:p>
              </table:table-cell>
              <table:table-cell office:value-type="float" office:value="0.0276555423741135">
                <text:p>0.0276555423741135</text:p>
              </table:table-cell>
              <table:table-cell office:value-type="float" office:value="-0.263467152765039">
                <text:p>-0.263467152765039</text:p>
              </table:table-cell>
              <table:table-cell office:value-type="float" office:value="0.0213506783614771">
                <text:p>0.0213506783614771</text:p>
              </table:table-cell>
              <table:table-cell office:value-type="float" office:value="0.0213506783614771">
                <text:p>0.0213506783614771</text:p>
              </table:table-cell>
              <table:table-cell office:value-type="float" office:value="0.633442745386857">
                <text:p>0.633442745386857</text:p>
              </table:table-cell>
              <table:table-cell office:value-type="float" office:value="0.0254928566628733">
                <text:p>0.0254928566628733</text:p>
              </table:table-cell>
              <table:table-cell office:value-type="float" office:value="0.0254928566628733">
                <text:p>0.0254928566628733</text:p>
              </table:table-cell>
              <table:table-cell office:value-type="float" office:value="1.21865059058138">
                <text:p>1.21865059058138</text:p>
              </table:table-cell>
              <table:table-cell office:value-type="float" office:value="0.0241795437575995">
                <text:p>0.0241795437575995</text:p>
              </table:table-cell>
              <table:table-cell office:value-type="float" office:value="0.0241795437575995">
                <text:p>0.0241795437575995</text:p>
              </table:table-cell>
              <table:table-cell office:value-type="float" office:value="0.38018325650581">
                <text:p>0.38018325650581</text:p>
              </table:table-cell>
              <table:table-cell office:value-type="float" office:value="0.0532848886781063">
                <text:p>0.0532848886781063</text:p>
              </table:table-cell>
              <table:table-cell office:value-type="float" office:value="0.0532848886781063">
                <text:p>0.0532848886781063</text:p>
              </table:table-cell>
              <table:table-cell office:value-type="float" office:value="0.282411501663727">
                <text:p>0.282411501663727</text:p>
              </table:table-cell>
              <table:table-cell office:value-type="float" office:value="0.022139292562311">
                <text:p>0.022139292562311</text:p>
              </table:table-cell>
              <table:table-cell office:value-type="float" office:value="0.022139292562311">
                <text:p>0.022139292562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-0.17181765346989">
                <text:p>-0.17181765346989</text:p>
              </table:table-cell>
              <table:table-cell office:value-type="float" office:value="0.0160317421719584">
                <text:p>0.0160317421719584</text:p>
              </table:table-cell>
              <table:table-cell office:value-type="float" office:value="0.0160317421719584">
                <text:p>0.0160317421719584</text:p>
              </table:table-cell>
              <table:table-cell office:value-type="float" office:value="-0.276558515977326">
                <text:p>-0.276558515977326</text:p>
              </table:table-cell>
              <table:table-cell office:value-type="float" office:value="0.00366915708934634">
                <text:p>0.00366915708934634</text:p>
              </table:table-cell>
              <table:table-cell office:value-type="float" office:value="0.00366915708934634">
                <text:p>0.00366915708934634</text:p>
              </table:table-cell>
              <table:table-cell office:value-type="float" office:value="0.630575005112403">
                <text:p>0.630575005112403</text:p>
              </table:table-cell>
              <table:table-cell office:value-type="float" office:value="0.0239354260940321">
                <text:p>0.0239354260940321</text:p>
              </table:table-cell>
              <table:table-cell office:value-type="float" office:value="0.0239354260940321">
                <text:p>0.0239354260940321</text:p>
              </table:table-cell>
              <table:table-cell office:value-type="float" office:value="1.19698571588835">
                <text:p>1.19698571588835</text:p>
              </table:table-cell>
              <table:table-cell office:value-type="float" office:value="0.0209233506251345">
                <text:p>0.0209233506251345</text:p>
              </table:table-cell>
              <table:table-cell office:value-type="float" office:value="0.0209233506251345">
                <text:p>0.0209233506251345</text:p>
              </table:table-cell>
              <table:table-cell office:value-type="float" office:value="0.364542494121895">
                <text:p>0.364542494121895</text:p>
              </table:table-cell>
              <table:table-cell office:value-type="float" office:value="0.0551424546414564">
                <text:p>0.0551424546414564</text:p>
              </table:table-cell>
              <table:table-cell office:value-type="float" office:value="0.0551424546414564">
                <text:p>0.0551424546414564</text:p>
              </table:table-cell>
              <table:table-cell office:value-type="float" office:value="0.247361008076085">
                <text:p>0.247361008076085</text:p>
              </table:table-cell>
              <table:table-cell office:value-type="float" office:value="0.00357613358990174">
                <text:p>0.00357613358990174</text:p>
              </table:table-cell>
              <table:table-cell office:value-type="float" office:value="0.00357613358990174">
                <text:p>0.00357613358990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-0.135762383107688">
                <text:p>-0.135762383107688</text:p>
              </table:table-cell>
              <table:table-cell office:value-type="float" office:value="0.0302211308237323">
                <text:p>0.0302211308237323</text:p>
              </table:table-cell>
              <table:table-cell office:value-type="float" office:value="0.0302211308237323">
                <text:p>0.0302211308237323</text:p>
              </table:table-cell>
              <table:table-cell office:value-type="float" office:value="-0.237995478133406">
                <text:p>-0.237995478133406</text:p>
              </table:table-cell>
              <table:table-cell office:value-type="float" office:value="0.0180110139543172">
                <text:p>0.0180110139543172</text:p>
              </table:table-cell>
              <table:table-cell office:value-type="float" office:value="0.0180110139543172">
                <text:p>0.0180110139543172</text:p>
              </table:table-cell>
              <table:table-cell office:value-type="float" office:value="0.643945869557241">
                <text:p>0.643945869557241</text:p>
              </table:table-cell>
              <table:table-cell office:value-type="float" office:value="0.040733053330328">
                <text:p>0.040733053330328</text:p>
              </table:table-cell>
              <table:table-cell office:value-type="float" office:value="0.040733053330328">
                <text:p>0.040733053330328</text:p>
              </table:table-cell>
              <table:table-cell office:value-type="float" office:value="1.22085557068751">
                <text:p>1.22085557068751</text:p>
              </table:table-cell>
              <table:table-cell office:value-type="float" office:value="0.0188205938277939">
                <text:p>0.0188205938277939</text:p>
              </table:table-cell>
              <table:table-cell office:value-type="float" office:value="0.0188205938277939">
                <text:p>0.0188205938277939</text:p>
              </table:table-cell>
              <table:table-cell office:value-type="float" office:value="0.380398725635009">
                <text:p>0.380398725635009</text:p>
              </table:table-cell>
              <table:table-cell office:value-type="float" office:value="0.0278493051252714">
                <text:p>0.0278493051252714</text:p>
              </table:table-cell>
              <table:table-cell office:value-type="float" office:value="0.0278493051252714">
                <text:p>0.0278493051252714</text:p>
              </table:table-cell>
              <table:table-cell office:value-type="float" office:value="0.296586103483074">
                <text:p>0.296586103483074</text:p>
              </table:table-cell>
              <table:table-cell office:value-type="float" office:value="0.0261221978437881">
                <text:p>0.0261221978437881</text:p>
              </table:table-cell>
              <table:table-cell office:value-type="float" office:value="0.0261221978437881">
                <text:p>0.0261221978437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-0.0676471958805115">
                <text:p>-0.0676471958805115</text:p>
              </table:table-cell>
              <table:table-cell office:value-type="float" office:value="0.0168094122631009">
                <text:p>0.0168094122631009</text:p>
              </table:table-cell>
              <table:table-cell office:value-type="float" office:value="0.0168094122631009">
                <text:p>0.0168094122631009</text:p>
              </table:table-cell>
              <table:table-cell office:value-type="float" office:value="-0.148780666776627">
                <text:p>-0.148780666776627</text:p>
              </table:table-cell>
              <table:table-cell office:value-type="float" office:value="0.0162159493254169">
                <text:p>0.0162159493254169</text:p>
              </table:table-cell>
              <table:table-cell office:value-type="float" office:value="0.0162159493254169">
                <text:p>0.0162159493254169</text:p>
              </table:table-cell>
              <table:table-cell office:value-type="float" office:value="0.711034238661517">
                <text:p>0.711034238661517</text:p>
              </table:table-cell>
              <table:table-cell office:value-type="float" office:value="0.0175661369758903">
                <text:p>0.0175661369758903</text:p>
              </table:table-cell>
              <table:table-cell office:value-type="float" office:value="0.0175661369758903">
                <text:p>0.0175661369758903</text:p>
              </table:table-cell>
              <table:table-cell office:value-type="float" office:value="1.30097945728754">
                <text:p>1.30097945728754</text:p>
              </table:table-cell>
              <table:table-cell office:value-type="float" office:value="0.0199206990319061">
                <text:p>0.0199206990319061</text:p>
              </table:table-cell>
              <table:table-cell office:value-type="float" office:value="0.0199206990319061">
                <text:p>0.0199206990319061</text:p>
              </table:table-cell>
              <table:table-cell office:value-type="float" office:value="0.484649420927272">
                <text:p>0.484649420927272</text:p>
              </table:table-cell>
              <table:table-cell office:value-type="float" office:value="0.0945360363036844">
                <text:p>0.0945360363036844</text:p>
              </table:table-cell>
              <table:table-cell office:value-type="float" office:value="0.0945360363036844">
                <text:p>0.0945360363036844</text:p>
              </table:table-cell>
              <table:table-cell office:value-type="float" office:value="0.373520582913962">
                <text:p>0.373520582913962</text:p>
              </table:table-cell>
              <table:table-cell office:value-type="float" office:value="0.0176121626020381">
                <text:p>0.0176121626020381</text:p>
              </table:table-cell>
              <table:table-cell office:value-type="float" office:value="0.0176121626020381">
                <text:p>0.017612162602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-0.113721205083028">
                <text:p>-0.113721205083028</text:p>
              </table:table-cell>
              <table:table-cell office:value-type="float" office:value="0.0329113448663955">
                <text:p>0.0329113448663955</text:p>
              </table:table-cell>
              <table:table-cell office:value-type="float" office:value="0.0329113448663955">
                <text:p>0.0329113448663955</text:p>
              </table:table-cell>
              <table:table-cell office:value-type="float" office:value="-0.244825823917127">
                <text:p>-0.244825823917127</text:p>
              </table:table-cell>
              <table:table-cell office:value-type="float" office:value="0.0101998858714825">
                <text:p>0.0101998858714825</text:p>
              </table:table-cell>
              <table:table-cell office:value-type="float" office:value="0.0101998858714825">
                <text:p>0.0101998858714825</text:p>
              </table:table-cell>
              <table:table-cell office:value-type="float" office:value="0.634483451560402">
                <text:p>0.634483451560402</text:p>
              </table:table-cell>
              <table:table-cell office:value-type="float" office:value="0.0123610915006304">
                <text:p>0.0123610915006304</text:p>
              </table:table-cell>
              <table:table-cell office:value-type="float" office:value="0.0123610915006304">
                <text:p>0.0123610915006304</text:p>
              </table:table-cell>
              <table:table-cell office:value-type="float" office:value="1.21958802755391">
                <text:p>1.21958802755391</text:p>
              </table:table-cell>
              <table:table-cell office:value-type="float" office:value="0.012709058406384">
                <text:p>0.012709058406384</text:p>
              </table:table-cell>
              <table:table-cell office:value-type="float" office:value="0.012709058406384">
                <text:p>0.012709058406384</text:p>
              </table:table-cell>
              <table:table-cell office:value-type="float" office:value="0.38017671008281">
                <text:p>0.38017671008281</text:p>
              </table:table-cell>
              <table:table-cell office:value-type="float" office:value="0.0181905367305379">
                <text:p>0.0181905367305379</text:p>
              </table:table-cell>
              <table:table-cell office:value-type="float" office:value="0.0181905367305379">
                <text:p>0.0181905367305379</text:p>
              </table:table-cell>
              <table:table-cell office:value-type="float" office:value="0.297222108113989">
                <text:p>0.297222108113989</text:p>
              </table:table-cell>
              <table:table-cell office:value-type="float" office:value="0.0134977877388969">
                <text:p>0.0134977877388969</text:p>
              </table:table-cell>
              <table:table-cell office:value-type="float" office:value="0.0134977877388969">
                <text:p>0.0134977877388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-0.121987665633793">
                <text:p>-0.121987665633793</text:p>
              </table:table-cell>
              <table:table-cell office:value-type="float" office:value="0.00947872772908532">
                <text:p>0.00947872772908532</text:p>
              </table:table-cell>
              <table:table-cell office:value-type="float" office:value="0.00947872772908532">
                <text:p>0.00947872772908532</text:p>
              </table:table-cell>
              <table:table-cell office:value-type="float" office:value="-0.233362396652737">
                <text:p>-0.233362396652737</text:p>
              </table:table-cell>
              <table:table-cell office:value-type="float" office:value="0.00995863620800916">
                <text:p>0.00995863620800916</text:p>
              </table:table-cell>
              <table:table-cell office:value-type="float" office:value="0.00995863620800916">
                <text:p>0.00995863620800916</text:p>
              </table:table-cell>
              <table:table-cell office:value-type="float" office:value="0.632556694923418">
                <text:p>0.632556694923418</text:p>
              </table:table-cell>
              <table:table-cell office:value-type="float" office:value="0.0099551576977602">
                <text:p>0.0099551576977602</text:p>
              </table:table-cell>
              <table:table-cell office:value-type="float" office:value="0.0099551576977602">
                <text:p>0.0099551576977602</text:p>
              </table:table-cell>
              <table:table-cell office:value-type="float" office:value="1.23463866509913">
                <text:p>1.23463866509913</text:p>
              </table:table-cell>
              <table:table-cell office:value-type="float" office:value="0.0640431959390255">
                <text:p>0.0640431959390255</text:p>
              </table:table-cell>
              <table:table-cell office:value-type="float" office:value="0.0640431959390255">
                <text:p>0.0640431959390255</text:p>
              </table:table-cell>
              <table:table-cell office:value-type="float" office:value="0.38129922402966">
                <text:p>0.38129922402966</text:p>
              </table:table-cell>
              <table:table-cell office:value-type="float" office:value="0.0142447275447769">
                <text:p>0.0142447275447769</text:p>
              </table:table-cell>
              <table:table-cell office:value-type="float" office:value="0.0142447275447769">
                <text:p>0.0142447275447769</text:p>
              </table:table-cell>
              <table:table-cell office:value-type="float" office:value="0.278672229133389">
                <text:p>0.278672229133389</text:p>
              </table:table-cell>
              <table:table-cell office:value-type="float" office:value="0.00869634137272974">
                <text:p>0.00869634137272974</text:p>
              </table:table-cell>
              <table:table-cell office:value-type="float" office:value="0.00869634137272974">
                <text:p>0.0086963413727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-0.0947360472380164">
                <text:p>-0.0947360472380164</text:p>
              </table:table-cell>
              <table:table-cell office:value-type="float" office:value="0.00797884195894776">
                <text:p>0.00797884195894776</text:p>
              </table:table-cell>
              <table:table-cell office:value-type="float" office:value="0.00797884195894776">
                <text:p>0.00797884195894776</text:p>
              </table:table-cell>
              <table:table-cell office:value-type="float" office:value="-0.18890558793395">
                <text:p>-0.18890558793395</text:p>
              </table:table-cell>
              <table:table-cell office:value-type="float" office:value="0.00816421853336579">
                <text:p>0.00816421853336579</text:p>
              </table:table-cell>
              <table:table-cell office:value-type="float" office:value="0.00816421853336579">
                <text:p>0.00816421853336579</text:p>
              </table:table-cell>
              <table:table-cell office:value-type="float" office:value="0.669863074314317">
                <text:p>0.669863074314317</text:p>
              </table:table-cell>
              <table:table-cell office:value-type="float" office:value="0.0124064687851498">
                <text:p>0.0124064687851498</text:p>
              </table:table-cell>
              <table:table-cell office:value-type="float" office:value="0.0124064687851498">
                <text:p>0.0124064687851498</text:p>
              </table:table-cell>
              <table:table-cell office:value-type="float" office:value="1.30853658184188">
                <text:p>1.30853658184188</text:p>
              </table:table-cell>
              <table:table-cell office:value-type="float" office:value="0.219904876375174">
                <text:p>0.219904876375174</text:p>
              </table:table-cell>
              <table:table-cell office:value-type="float" office:value="0.219904876375174">
                <text:p>0.219904876375174</text:p>
              </table:table-cell>
              <table:table-cell office:value-type="float" office:value="0.416293221778652">
                <text:p>0.416293221778652</text:p>
              </table:table-cell>
              <table:table-cell office:value-type="float" office:value="0.0135967912932525">
                <text:p>0.0135967912932525</text:p>
              </table:table-cell>
              <table:table-cell office:value-type="float" office:value="0.0135967912932525">
                <text:p>0.0135967912932525</text:p>
              </table:table-cell>
              <table:table-cell office:value-type="float" office:value="0.337636914313075">
                <text:p>0.337636914313075</text:p>
              </table:table-cell>
              <table:table-cell office:value-type="float" office:value="0.0246471643041114">
                <text:p>0.0246471643041114</text:p>
              </table:table-cell>
              <table:table-cell office:value-type="float" office:value="0.0246471643041114">
                <text:p>0.0246471643041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